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effba" officeooo:paragraph-rsid="000effba"/>
    </style:style>
    <style:style style:name="P2" style:family="paragraph" style:parent-style-name="Standard">
      <style:paragraph-properties fo:text-align="start" style:justify-single-word="false"/>
      <style:text-properties fo:font-weight="bold" officeooo:rsid="000effba" officeooo:paragraph-rsid="000effba" style:font-weight-asian="bold" style:font-weight-complex="bold"/>
    </style:style>
    <style:style style:name="P3" style:family="paragraph" style:parent-style-name="Standard">
      <style:paragraph-properties fo:text-align="start" style:justify-single-word="false"/>
      <style:text-properties fo:font-weight="normal" officeooo:rsid="000effba" officeooo:paragraph-rsid="000effba" style:font-weight-asian="normal" style:font-weight-complex="normal"/>
    </style:style>
    <style:style style:name="P4" style:family="paragraph" style:parent-style-name="Standard">
      <style:paragraph-properties fo:text-align="start" style:justify-single-word="false"/>
      <style:text-properties fo:font-weight="bold" officeooo:rsid="0011e383" officeooo:paragraph-rsid="0011e383" style:font-weight-asian="bold" style:font-weight-complex="bold"/>
    </style:style>
    <style:style style:name="P5" style:family="paragraph" style:parent-style-name="Standard">
      <style:paragraph-properties fo:text-align="start" style:justify-single-word="false"/>
      <style:text-properties fo:font-weight="normal" officeooo:rsid="0011e383" officeooo:paragraph-rsid="0011e383" style:font-weight-asian="normal" style:font-weight-complex="normal"/>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 121 Notes</text:p>
      <text:p text:style-name="P1">DH</text:p>
      <text:p text:style-name="P1"/>
      <text:p text:style-name="P2">CH. 6:</text:p>
      <text:p text:style-name="P3">objects are software components that exist in memory. These are created from classes which describe the object. Data stored in objects are called <text:span text:style-name="T1">Fields </text:span>while operations are called methods. </text:p>
      <text:p text:style-name="P3"/>
      <text:p text:style-name="P3">Objects are very important in Java. Here are some examples of objects that you have previously learned about:</text:p>
      <text:p text:style-name="P3"/>
      <text:p text:style-name="P3">If you need to read input from the keyboard, or from a file, you can use a Scanner object.</text:p>
      <text:p text:style-name="P3"/>
      <text:p text:style-name="P3">If you need to generate random numbers, you can use a Random object.</text:p>
      <text:p text:style-name="P3"/>
      <text:p text:style-name="P3">If you need to write output to a file, you can use a PrintWriter object.</text:p>
      <text:p text:style-name="P3"/>
      <text:p text:style-name="P3">Classes: Where Objects Come From</text:p>
      <text:p text:style-name="P3">Objects are very useful, but they don’t just magically appear in your program. Before a specific type of object can be used by a program, that object has to be created in memory. And, before an object can be created in memory, you must have a class for the object.</text:p>
      <text:p text:style-name="P3"/>
      <text:p text:style-name="P3">A class is code that describes a particular type of object. It specifies the data that an object can hold (the object’s fields), and the actions that an object can perform (the object’s methods). You can think of a class as a code “blueprint” that can be used to create a particular type of object. It serves a purpose similar to that of the blueprint for a house. The blueprint itself is not a house, but rather a detailed description of a house. When we use the blueprint to build an actual house, we could say we are building an instance of the house described by the blueprint. If we so desire, we can build several identical houses from the same blueprint. Each house is a separate instance of the house described by the blueprint. </text:p>
      <text:p text:style-name="P3"/>
      <text:p text:style-name="P3">Classes in the Java API</text:p>
      <text:p text:style-name="P3">So far, the objects that you have used in your programs are created from classes in the Java API. For example, each time you create a Scanner object, you are creating an instance of a class named Scanner, which is in the Java API. Likewise, when you create a Random object, you are creating an instance of a class named Random, which is in the Java API. The same is true for PrintWriter objects. When you need to write data to a file, you create an instance of the PrintWriter class, which is in the Java API. Look at Code Listing 6-1, a program that uses all of these types of objects.</text:p>
      <text:p text:style-name="P3"/>
      <text:p text:style-name="P3">Code Listing 6-1 (ObjectDemo.java)</text:p>
      <text:p text:style-name="P3"><text:s/>1 <text:s/>import java.util.Scanner; // Needed for the Scanner class</text:p>
      <text:p text:style-name="P3"><text:s/>2 <text:s/>import java.util.Random; <text:s/>// Needed for the Random class</text:p>
      <text:p text:style-name="P3"><text:s/>3 <text:s/>import java.io.*; <text:s text:c="8"/>// Needed for file I/O classes</text:p>
      <text:p text:style-name="P3"><text:s/>4</text:p>
      <text:p text:style-name="P3"><text:s/>5 <text:s/>/**</text:p>
      <text:p text:style-name="P3"><text:s/>6 <text:s text:c="3"/>This program writes random numbers to a file.</text:p>
      <text:p text:style-name="P3"><text:s/>7 <text:s/>*/</text:p>
      <text:p text:style-name="P3"><text:s/>8</text:p>
      <text:p text:style-name="P3"><text:s/>9 <text:s/>public class ObjectDemo</text:p>
      <text:p text:style-name="P3">10 <text:s/>{</text:p>
      <text:p text:style-name="P3"><text:soft-page-break/>11 <text:s text:c="4"/>public static void main(String[] args) throws IOException</text:p>
      <text:p text:style-name="P3">12 <text:s text:c="4"/>{</text:p>
      <text:p text:style-name="P3">13 <text:s text:c="7"/>int maxNumbers; <text:s text:c="2"/>// Max number of random numbers</text:p>
      <text:p text:style-name="P3">14 <text:s text:c="7"/>int number; <text:s text:c="6"/>// To hold a random number</text:p>
      <text:p text:style-name="P3">15</text:p>
      <text:p text:style-name="P3">16 <text:s text:c="7"/>// Create a Scanner object for keyboard input.</text:p>
      <text:p text:style-name="P3">17 <text:s text:c="7"/>Scanner keyboard = new Scanner(System.in);</text:p>
      <text:p text:style-name="P3">18</text:p>
      <text:p text:style-name="P3">19 <text:s text:c="7"/>// Create a Random object to generate random numbers.</text:p>
      <text:p text:style-name="P3">20 <text:s text:c="7"/>Random rand = new Random();</text:p>
      <text:p text:style-name="P3">21</text:p>
      <text:p text:style-name="P3">22 <text:s text:c="7"/>// Create a PrintWriter object to open the file.</text:p>
      <text:p text:style-name="P3">23 <text:s text:c="7"/>PrintWriter outputFile = new PrintWriter("numbers.txt");</text:p>
      <text:p text:style-name="P3">24</text:p>
      <text:p text:style-name="P3">25 <text:s text:c="7"/>// Get the number of random numbers to write.</text:p>
      <text:p text:style-name="P3">26 <text:s text:c="7"/>System.out.print("How many random numbers should I write? ");</text:p>
      <text:p text:style-name="P3">27 <text:s text:c="7"/>maxNumbers = keyboard.nextInt();</text:p>
      <text:p text:style-name="P3">28</text:p>
      <text:p text:style-name="P3">29 <text:s text:c="7"/>// Write the random numbers to the file.</text:p>
      <text:p text:style-name="P3">30 <text:s text:c="7"/>for (int count = 0; count &lt; maxNumbers; count++)</text:p>
      <text:p text:style-name="P3">31 <text:s text:c="7"/>{</text:p>
      <text:p text:style-name="P3">32 <text:s text:c="10"/>// Generate a random integer.</text:p>
      <text:p text:style-name="P3">33 <text:s text:c="10"/>number = rand.nextInt();</text:p>
      <text:p text:style-name="P3">34</text:p>
      <text:p text:style-name="P3">35 <text:s text:c="10"/>// Write the random integer to the file.</text:p>
      <text:p text:style-name="P3">36 <text:s text:c="10"/>outputFile.println(number);</text:p>
      <text:p text:style-name="P3">37 <text:s text:c="7"/>}</text:p>
      <text:p text:style-name="P3">38</text:p>
      <text:p text:style-name="P3">39 <text:s text:c="7"/>// Close the file.</text:p>
      <text:p text:style-name="P3">40 <text:s text:c="7"/>outputFile.close();</text:p>
      <text:p text:style-name="P3">41 <text:s text:c="7"/>System.out.println("Done");</text:p>
      <text:p text:style-name="P3">42 <text:s text:c="4"/>}</text:p>
      <text:p text:style-name="P3">43 <text:s/>}</text:p>
      <text:p text:style-name="P3"/>
      <text:p text:style-name="P3">primitive variables are simply computer memory locations. Objects are more complicated. Instead, objects have the object itself and a reference variable. </text:p>
      <text:p text:style-name="P3"/>
      <text:p text:style-name="P3">Creating an object typically requires the following two steps:</text:p>
      <text:p text:style-name="P3"/>
      <text:p text:style-name="P3">You declare a reference variable.</text:p>
      <text:p text:style-name="P3"/>
      <text:p text:style-name="P3">You create the object in memory, and assign its memory address to the reference variable.</text:p>
      <text:p text:style-name="P3"/>
      <text:p text:style-name="P2">6.2:</text:p>
      <text:p text:style-name="P3"/>
      <text:p text:style-name="P3"/>
      <text:p text:style-name="P3">In this section we will write a class named Rectangle. Each object that is created from the Rectangle class will be able to hold data about a rectangle. Specifically, a Rectangle object will have the following fields:</text:p>
      <text:p text:style-name="P3"><text:soft-page-break/></text:p>
      <text:p text:style-name="P3">length. The length field will hold the rectangle’s length.</text:p>
      <text:p text:style-name="P3"/>
      <text:p text:style-name="P3">width. The width field will hold the rectangle’s width.</text:p>
      <text:p text:style-name="P3"/>
      <text:p text:style-name="P3">The Rectangle class will also have the following methods:</text:p>
      <text:p text:style-name="P3"/>
      <text:p text:style-name="P3">setLength. The setLength method will store a value in an object’s length field.</text:p>
      <text:p text:style-name="P3"/>
      <text:p text:style-name="P3">setWidth. The setWidth method will store a value in an object’s width field.</text:p>
      <text:p text:style-name="P3"/>
      <text:p text:style-name="P3">getLength. The getLength method will return the value in an object’s length field.</text:p>
      <text:p text:style-name="P3"/>
      <text:p text:style-name="P3">getWidth. The getWidth method will return the value in an object’s width field.</text:p>
      <text:p text:style-name="P3"/>
      <text:p text:style-name="P3">getArea. The getArea method will return the area of the rectangle, which is the result of an object’s length multiplied by its width.</text:p>
      <text:p text:style-name="P3"/>
      <text:p text:style-name="P3">You would start by writing public class Rectangle {</text:p>
      <text:p text:style-name="P3">}</text:p>
      <text:p text:style-name="P3"/>
      <text:p text:style-name="P3">The key word public, which appears in the first line, is an access specifier. An access specifier indicates how the class may be accessed. The public access specifier indicates that the class will be publicly available to code that is written outside the Rectangle.java file. Almost all of the classes that we write in this book are public.</text:p>
      <text:p text:style-name="P3"/>
      <text:p text:style-name="P3">Following the access specifier is the key word class, followed by Rectangle, which is the name of the class. On the next line an opening brace appears, which is followed by a closing brace. The contents of the class, which are the fields and methods, will be written inside these braces. The general format of a class definition is as follows:</text:p>
      <text:p text:style-name="P3"/>
      <text:p text:style-name="P3">AccessSpecifier class Name</text:p>
      <text:p text:style-name="P3">{</text:p>
      <text:p text:style-name="P3"><text:s text:c="4"/>Members</text:p>
      <text:p text:style-name="P3">}</text:p>
      <text:p text:style-name="P3"/>
      <text:p text:style-name="P3"/>
      <text:p text:style-name="P3"/>
      <text:p text:style-name="P3">Writing the Code for the Class Fields</text:p>
      <text:p text:style-name="P3">Let’s continue writing our Rectangle class by filling in the code for some of its members. First we will write the code for the class’s two fields, length and width. We will use variables of the double data type for the fields. The new lines of code are shown in bold, as follows:</text:p>
      <text:p text:style-name="P3"/>
      <text:p text:style-name="P3">public class Rectangle</text:p>
      <text:p text:style-name="P3">{</text:p>
      <text:p text:style-name="P3"><text:s text:c="5"/>private double length;</text:p>
      <text:p text:style-name="P3"><text:s text:c="5"/>private double width;</text:p>
      <text:p text:style-name="P3">}</text:p>
      <text:p text:style-name="P3"/>
      <text:p text:style-name="P3"><text:soft-page-break/>the word private means that the statements can not be accessed outside of the class. </text:p>
      <text:p text:style-name="P3"/>
      <text:p text:style-name="P3"/>
      <text:p text:style-name="P3">Table 6-1 Summary of the private and public access specifiers for class members</text:p>
      <text:p text:style-name="P3">Access Specifier</text:p>
      <text:p text:style-name="P3"/>
      <text:p text:style-name="P3">Description</text:p>
      <text:p text:style-name="P3"/>
      <text:p text:style-name="P3">private</text:p>
      <text:p text:style-name="P3"/>
      <text:p text:style-name="P3">When the private access specifier is applied to a class member, the member cannot be accessed by code outside the class. The member can be accessed only by methods that are members of the same class.</text:p>
      <text:p text:style-name="P3"/>
      <text:p text:style-name="P3">public</text:p>
      <text:p text:style-name="P3"/>
      <text:p text:style-name="P3">When the public access specifier is applied to a class member, the member can be accessed by code inside the class or outside.</text:p>
      <text:p text:style-name="P3"/>
      <text:p text:style-name="P3">Writing the setLength Method</text:p>
      <text:p text:style-name="P3">Now we will begin writing the class methods. We will start with the setLength method. This method will allow code outside the class to store a value in the length field. Code Listing 6-2 shows the Rectangle class at this stage of its development. The setLength method is in lines 17 through 20. (This file is in the source code folder Chapter 06\Rectangle Class Phase 1.)</text:p>
      <text:p text:style-name="P3"/>
      <text:p text:style-name="P3">Code Listing 6-2 (Rectangle.java)</text:p>
      <text:p text:style-name="P3"><text:s/>1 <text:s/>/**</text:p>
      <text:p text:style-name="P3"><text:s/>2 <text:s text:c="4"/>Rectangle class, phase 1</text:p>
      <text:p text:style-name="P3"><text:s/>3 <text:s text:c="4"/>Under construction!</text:p>
      <text:p text:style-name="P3"><text:s/>4 <text:s/>*/</text:p>
      <text:p text:style-name="P3"><text:s/>5</text:p>
      <text:p text:style-name="P3"><text:s/>6 <text:s/>public class Rectangle</text:p>
      <text:p text:style-name="P3"><text:s/>7 <text:s/>{</text:p>
      <text:p text:style-name="P3"><text:s/>8 <text:s text:c="4"/>private double length;</text:p>
      <text:p text:style-name="P3"><text:s/>9 <text:s text:c="4"/>private double width;</text:p>
      <text:p text:style-name="P3">10</text:p>
      <text:p text:style-name="P3">11 <text:s text:c="4"/>/**</text:p>
      <text:p text:style-name="P3">12 <text:s text:c="7"/>The setLength method stores a value in the</text:p>
      <text:p text:style-name="P3">13 <text:s text:c="7"/>length field.</text:p>
      <text:p text:style-name="P3">14 <text:s text:c="7"/>@param len The value to store in length.</text:p>
      <text:p text:style-name="P3">15 <text:s text:c="4"/>*/</text:p>
      <text:p text:style-name="P3">16</text:p>
      <text:p text:style-name="P3">17 <text:s text:c="4"/>public void setLength(double len)</text:p>
      <text:p text:style-name="P3">18 <text:s text:c="4"/>{</text:p>
      <text:p text:style-name="P3">19 <text:s text:c="7"/>length = len;</text:p>
      <text:p text:style-name="P3">20 <text:s text:c="4"/>}</text:p>
      <text:p text:style-name="P3">21 <text:s/>}</text:p>
      <text:p text:style-name="P3"/>
      <text:p text:style-name="P3">the word void indicates that the method returns no data to the statement that called it. </text:p>
      <text:p text:style-name="P3"/>
      <text:p text:style-name="P3"><text:soft-page-break/>Notice that the word static does not appear in the method header. When a method is designed to work on an instance of a class, it is referred to as an instance method, and you do not write the word static in the header. Because this method will store a value in the length field of an instance of the Rectangle class, it is an instance method. We will discuss this in greater detail later.</text:p>
      <text:p text:style-name="P3"/>
      <text:p text:style-name="P3">Public means that the method can be called by other statements in or out of the class. SetLength is the method name</text:p>
      <text:p text:style-name="P3">double len is the parameter variable type which isto say a double data type for len.</text:p>
      <text:p text:style-name="P3">length=len; sets the value of len to length. </text:p>
      <text:p text:style-name="P3"/>
      <text:p text:style-name="P3"/>
      <text:p text:style-name="P3">The body of this method has only one statement, which assigns the value of len to the length field. When the method executes, the len parameter variable will hold the value of an argument that is passed to the method. That value is assigned to the length field.</text:p>
      <text:p text:style-name="P3"/>
      <text:p text:style-name="P3">Before adding the other methods to the class, it might help if we demonstrate how the setLength method works. First, notice that the Rectangle class does not have a main method. This class is not a complete program, but is a blueprint that Rectangle objects may be created from. Other programs will use the Rectangle class to create objects. The programs that create and use these objects will have their own main methods. We can demonstrate the class’s setLength method by saving the current contents of the Rectangle.java file and then creating the program shown in Code Listing 6-3.</text:p>
      <text:p text:style-name="P3"/>
      <text:p text:style-name="P3">Code Listing 6-3 (LengthDemo.java)</text:p>
      <text:p text:style-name="P3"><text:s/>1 <text:s/>/**</text:p>
      <text:p text:style-name="P3"><text:s/>2 <text:s text:c="4"/>This program demonstrates the Rectangle class’s</text:p>
      <text:p text:style-name="P3"><text:s/>3 <text:s text:c="4"/>setLength method.</text:p>
      <text:p text:style-name="P3"><text:s/>4 <text:s/>*/</text:p>
      <text:p text:style-name="P3"><text:s/>5</text:p>
      <text:p text:style-name="P3"><text:s/>6 <text:s/>public class LengthDemo</text:p>
      <text:p text:style-name="P3"><text:s/>7 <text:s/>{</text:p>
      <text:p text:style-name="P3"><text:s/>8 <text:s text:c="4"/>public static void main(String[] args)</text:p>
      <text:p text:style-name="P3"><text:s/>9 <text:s text:c="4"/>{</text:p>
      <text:p text:style-name="P3">10 <text:s text:c="7"/>// Create a Rectangle object and assign its</text:p>
      <text:p text:style-name="P3">11 <text:s text:c="7"/>// address to the box variable.</text:p>
      <text:p text:style-name="P3">12 <text:s text:c="7"/>Rectangle box = new Rectangle();</text:p>
      <text:p text:style-name="P3">13</text:p>
      <text:p text:style-name="P3">14 <text:s text:c="7"/>// Indicate what we are doing.</text:p>
      <text:p text:style-name="P3">15 <text:s text:c="7"/>System.out.println("Sending the value 10.0 " +</text:p>
      <text:p text:style-name="P3">16 <text:s text:c="26"/>"to the setLength method.");</text:p>
      <text:p text:style-name="P3">17</text:p>
      <text:p text:style-name="P3">18 <text:s text:c="7"/>// Call the box object's setLength method.</text:p>
      <text:p text:style-name="P3">19 <text:s text:c="7"/>box.setLength(10.0);</text:p>
      <text:p text:style-name="P3">20</text:p>
      <text:p text:style-name="P3">21 <text:s text:c="7"/>// Indicate we are done.</text:p>
      <text:p text:style-name="P3">22 <text:s text:c="7"/>System.out.println("Done.");</text:p>
      <text:p text:style-name="P3">23 <text:s text:c="4"/>}</text:p>
      <text:p text:style-name="P3">24 <text:s/>}</text:p>
      <text:p text:style-name="P3"/>
      <text:p text:style-name="P3"/>
      <text:p text:style-name="P3"><text:soft-page-break/></text:p>
      <text:p text:style-name="P3">Writing the setWidth Method</text:p>
      <text:p text:style-name="P3">Now that we’ve seen how the setLength method works, let’s add the setWidth method to the Rectangle class. The setWidth method is similar to setLength. It accepts an argument, which is assigned to the width field. Code Listing 6-4 shows the updated Rectangle class. The setWidth method is in lines 28 through 31. (This file is stored in the source code folder Chapter 06\Rectangle Class Phase 2.)</text:p>
      <text:p text:style-name="P3"/>
      <text:p text:style-name="P3">Code Listing 6-4 (Rectangle.java)</text:p>
      <text:p text:style-name="P3"><text:s/>1 <text:s/>/**</text:p>
      <text:p text:style-name="P3"><text:s/>2 <text:s text:c="4"/>Rectangle class, phase 2</text:p>
      <text:p text:style-name="P3"><text:s/>3 <text:s text:c="4"/>Under construction!</text:p>
      <text:p text:style-name="P3"><text:s/>4 <text:s/>*/</text:p>
      <text:p text:style-name="P3"><text:s/>5</text:p>
      <text:p text:style-name="P3"><text:s/>6 <text:s/>public class Rectangle</text:p>
      <text:p text:style-name="P3"><text:s/>7 <text:s/>{</text:p>
      <text:p text:style-name="P3"><text:s/>8 <text:s text:c="4"/>private double length;</text:p>
      <text:p text:style-name="P3"><text:s/>9 <text:s text:c="4"/>private double width;</text:p>
      <text:p text:style-name="P3">10</text:p>
      <text:p text:style-name="P3">11 <text:s text:c="4"/>/**</text:p>
      <text:p text:style-name="P3">12 <text:s text:c="7"/>The setLength method stores a value in the</text:p>
      <text:p text:style-name="P3">13 <text:s text:c="7"/>length field.</text:p>
      <text:p text:style-name="P3">14 <text:s text:c="7"/>@param len The value to store in length.</text:p>
      <text:p text:style-name="P3">15 <text:s text:c="4"/>*/</text:p>
      <text:p text:style-name="P3">16</text:p>
      <text:p text:style-name="P3">17 <text:s text:c="4"/>public void setLength(double len)</text:p>
      <text:p text:style-name="P3">18 <text:s text:c="4"/>{</text:p>
      <text:p text:style-name="P3">19 <text:s text:c="7"/>length = len;</text:p>
      <text:p text:style-name="P3">20 <text:s text:c="4"/>}</text:p>
      <text:p text:style-name="P3">21</text:p>
      <text:p text:style-name="P3">22 <text:s text:c="4"/>/**</text:p>
      <text:p text:style-name="P3">23 <text:s text:c="7"/>The setWidth method stores a value in the</text:p>
      <text:p text:style-name="P3">24 <text:s text:c="7"/>width field.</text:p>
      <text:p text:style-name="P3">25 <text:s text:c="7"/>@param w The value to store in width.</text:p>
      <text:p text:style-name="P3">26 <text:s text:c="4"/>*/</text:p>
      <text:p text:style-name="P3">27</text:p>
      <text:p text:style-name="P3">28 <text:s text:c="4"/>public void setWidth(double w)</text:p>
      <text:p text:style-name="P3">29 <text:s text:c="4"/>{</text:p>
      <text:p text:style-name="P3">30 <text:s text:c="7"/>width = w;</text:p>
      <text:p text:style-name="P3">31 <text:s text:c="4"/>}</text:p>
      <text:p text:style-name="P3">32 <text:s/>}</text:p>
      <text:p text:style-name="P3"/>
      <text:p text:style-name="P3"/>
      <text:p text:style-name="P3"/>
      <text:p text:style-name="P3">Writing the getLength and getWidth Methods</text:p>
      <text:p text:style-name="P3">Because the length and width fields are private, we wrote the setLength and setWidth methods to allow code outside the Rectangle class to store values in the fields. We must also write methods that allow code outside the class to get the values that are stored in these fields. That’s what the getLength and getWidth methods will do. The getLength method will return the value stored in the length field, and the getWidth method will return the value stored in the width field.</text:p>
      <text:p text:style-name="P3"><text:soft-page-break/></text:p>
      <text:p text:style-name="P3">Here is the code for the getLength method:</text:p>
      <text:p text:style-name="P3"/>
      <text:p text:style-name="P3">public double getLength()</text:p>
      <text:p text:style-name="P3">{</text:p>
      <text:p text:style-name="P3"><text:s text:c="4"/>return length;</text:p>
      <text:p text:style-name="P3">}</text:p>
      <text:p text:style-name="P3"/>
      <text:p text:style-name="P3"/>
      <text:p text:style-name="P3"/>
      <text:p text:style-name="P3">Code Listing 6-5 (Rectangle.java)</text:p>
      <text:p text:style-name="P3"><text:s/>1 <text:s/>/**</text:p>
      <text:p text:style-name="P3"><text:s/>2 <text:s text:c="4"/>Rectangle class, phase 3</text:p>
      <text:p text:style-name="P3"><text:s/>3 <text:s text:c="4"/>Under construction!</text:p>
      <text:p text:style-name="P3"><text:s/>4 <text:s/>*/</text:p>
      <text:p text:style-name="P3"><text:s/>5</text:p>
      <text:p text:style-name="P3"><text:s/>6 <text:s/>public class Rectangle</text:p>
      <text:p text:style-name="P3"><text:s/>7 <text:s/>{</text:p>
      <text:p text:style-name="P3"><text:s/>8 <text:s text:c="4"/>private double length;</text:p>
      <text:p text:style-name="P3"><text:s/>9 <text:s text:c="4"/>private double width;</text:p>
      <text:p text:style-name="P3">10</text:p>
      <text:p text:style-name="P3">11 <text:s text:c="4"/>/**</text:p>
      <text:p text:style-name="P3">12 <text:s text:c="7"/>The setLength method stores a value in the</text:p>
      <text:p text:style-name="P3">13 <text:s text:c="7"/>length field.</text:p>
      <text:p text:style-name="P3">14 <text:s text:c="7"/>@param len The value to store in length.</text:p>
      <text:p text:style-name="P3">15 <text:s text:c="4"/>*/</text:p>
      <text:p text:style-name="P3">16</text:p>
      <text:p text:style-name="P3">17 <text:s text:c="4"/>public void setLength(double len)</text:p>
      <text:p text:style-name="P3">18 <text:s text:c="4"/>{</text:p>
      <text:p text:style-name="P3">19 <text:s text:c="7"/>length = len;</text:p>
      <text:p text:style-name="P3">20 <text:s text:c="4"/>}</text:p>
      <text:p text:style-name="P3">21</text:p>
      <text:p text:style-name="P3">22 <text:s text:c="4"/>/**</text:p>
      <text:p text:style-name="P3">23 <text:s text:c="7"/>The setWidth method stores a value in the</text:p>
      <text:p text:style-name="P3">24 <text:s text:c="7"/>width field.</text:p>
      <text:p text:style-name="P3">25 <text:s text:c="7"/>@param w The value to store in width.</text:p>
      <text:p text:style-name="P3">26 <text:s text:c="4"/>*/</text:p>
      <text:p text:style-name="P3">27</text:p>
      <text:p text:style-name="P3">28 <text:s text:c="4"/>public void setWidth(double w)</text:p>
      <text:p text:style-name="P3">29 <text:s text:c="4"/>{</text:p>
      <text:p text:style-name="P3">30 <text:s text:c="7"/>width = w;</text:p>
      <text:p text:style-name="P3">31 <text:s text:c="4"/>}</text:p>
      <text:p text:style-name="P3">32</text:p>
      <text:p text:style-name="P3">33 <text:s text:c="4"/>/**</text:p>
      <text:p text:style-name="P3">34 <text:s text:c="7"/>The getLength method returns a Rectangle</text:p>
      <text:p text:style-name="P3">35 <text:s text:c="7"/>object's length.</text:p>
      <text:p text:style-name="P3">36 <text:s text:c="7"/>@return The value in the length field.</text:p>
      <text:p text:style-name="P3">37 <text:s text:c="4"/>*/</text:p>
      <text:p text:style-name="P3">38</text:p>
      <text:p text:style-name="P3"><text:soft-page-break/>39 <text:s text:c="4"/>public double getLength()</text:p>
      <text:p text:style-name="P3">40 <text:s text:c="4"/>{</text:p>
      <text:p text:style-name="P3">41 <text:s text:c="7"/>return length;</text:p>
      <text:p text:style-name="P3">42 <text:s text:c="4"/>}</text:p>
      <text:p text:style-name="P3">43</text:p>
      <text:p text:style-name="P3">44 <text:s text:c="4"/>/**</text:p>
      <text:p text:style-name="P3">45 <text:s text:c="7"/>The getWidth method returns a Rectangle</text:p>
      <text:p text:style-name="P3">46 <text:s text:c="7"/>object's width.</text:p>
      <text:p text:style-name="P3">47 <text:s text:c="7"/>@return The value in the width field.</text:p>
      <text:p text:style-name="P3">48 <text:s text:c="4"/>*/</text:p>
      <text:p text:style-name="P3">49</text:p>
      <text:p text:style-name="P3">50 <text:s text:c="4"/>public double getWidth()</text:p>
      <text:p text:style-name="P3">51 <text:s text:c="4"/>{</text:p>
      <text:p text:style-name="P3">52 <text:s text:c="7"/>return width;</text:p>
      <text:p text:style-name="P3">53 <text:s text:c="4"/>}</text:p>
      <text:p text:style-name="P3">54 <text:s/>}</text:p>
      <text:p text:style-name="P3">Before continuing we should demonstrate how these methods work. Look at the program in Code Listing 6-6. (This file is also stored in the source code folder Chapter 06\Rectangle Class Phase 3.)</text:p>
      <text:p text:style-name="P3"/>
      <text:p text:style-name="P3">Code Listing 6-6 (LengthWidthDemo.java)</text:p>
      <text:p text:style-name="P3"><text:s/>1 <text:s/>/**</text:p>
      <text:p text:style-name="P3"><text:s/>2 <text:s text:c="4"/>This program demonstrates the Rectangle class's</text:p>
      <text:p text:style-name="P3"><text:s/>3 <text:s text:c="4"/>setLength, setWidth, getLength, and getWidth methods.</text:p>
      <text:p text:style-name="P3"><text:s/>4 <text:s/>*/</text:p>
      <text:p text:style-name="P3"><text:s/>5</text:p>
      <text:p text:style-name="P3"><text:s/>6 <text:s/>public class LengthWidthDemo</text:p>
      <text:p text:style-name="P3"><text:s/>7 <text:s/>{</text:p>
      <text:p text:style-name="P3"><text:s/>8 <text:s text:c="4"/>public static void main(String[] args)</text:p>
      <text:p text:style-name="P3"><text:s/>9 <text:s text:c="4"/>{</text:p>
      <text:p text:style-name="P3">10 <text:s text:c="7"/>// Create a Rectangle object.</text:p>
      <text:p text:style-name="P3">11 <text:s text:c="7"/>Rectangle box = new Rectangle();</text:p>
      <text:p text:style-name="P3">12</text:p>
      <text:p text:style-name="P3">13 <text:s text:c="7"/>// Call the object's setLength method, passing 10.0</text:p>
      <text:p text:style-name="P3">14 <text:s text:c="7"/>// as an argument.</text:p>
      <text:p text:style-name="P3">15 <text:s text:c="7"/>box.setLength(10.0);</text:p>
      <text:p text:style-name="P3">16</text:p>
      <text:p text:style-name="P3">17 <text:s text:c="7"/>// Call the object's setWidth method, passing 20.0</text:p>
      <text:p text:style-name="P3">18 <text:s text:c="7"/>// as an argument.</text:p>
      <text:p text:style-name="P3">19 <text:s text:c="7"/>box.setWidth(20.0);</text:p>
      <text:p text:style-name="P3">20</text:p>
      <text:p text:style-name="P3">21 <text:s text:c="7"/>// Display the object's length and width.</text:p>
      <text:p text:style-name="P3">22 <text:s text:c="7"/>System.out.println("The box's length is " +</text:p>
      <text:p text:style-name="P3">23 <text:s text:c="26"/>box.getLength());</text:p>
      <text:p text:style-name="P3">24 <text:s text:c="7"/>System.out.println("The box's width is " +</text:p>
      <text:p text:style-name="P3">25 <text:s text:c="26"/>box.getWidth());</text:p>
      <text:p text:style-name="P3">26 <text:s text:c="4"/>}</text:p>
      <text:p text:style-name="P3">27 <text:s/>}</text:p>
      <text:p text:style-name="P3"/>
      <text:p text:style-name="P3"/>
      <text:p text:style-name="P3"><text:soft-page-break/></text:p>
      <text:p text:style-name="P3">Writing the getArea Method</text:p>
      <text:p text:style-name="P3">The last method we will write for the Rectangle class is getArea. This method returns the area of a rectangle, which is its length multiplied by its width. Here is the code for the getArea method:</text:p>
      <text:p text:style-name="P3"/>
      <text:p text:style-name="P3">public double getArea()</text:p>
      <text:p text:style-name="P3">{</text:p>
      <text:p text:style-name="P3"><text:s text:c="4"/>return length * width;</text:p>
      <text:p text:style-name="P3">}</text:p>
      <text:p text:style-name="P3"/>
      <text:p text:style-name="P3"/>
      <text:p text:style-name="P3">Code Listing 6-7 (Rectangle.java)</text:p>
      <text:p text:style-name="P3"><text:s/>1 <text:s/>/**</text:p>
      <text:p text:style-name="P3"><text:s/>2 <text:s text:c="4"/>Rectangle class, phase 4</text:p>
      <text:p text:style-name="P3"><text:s/>3 <text:s text:c="4"/>Under construction!</text:p>
      <text:p text:style-name="P3"><text:s/>4 <text:s/>*/</text:p>
      <text:p text:style-name="P3"><text:s/>5</text:p>
      <text:p text:style-name="P3"><text:s/>6 <text:s/>public class Rectangle</text:p>
      <text:p text:style-name="P3"><text:s/>7 <text:s/>{</text:p>
      <text:p text:style-name="P3"><text:s/>8 <text:s text:c="4"/>private double length;</text:p>
      <text:p text:style-name="P3"><text:s/>9 <text:s text:c="4"/>private double width;</text:p>
      <text:p text:style-name="P3">10</text:p>
      <text:p text:style-name="P3">11 <text:s text:c="4"/>/**</text:p>
      <text:p text:style-name="P3">12 <text:s text:c="7"/>The setLength method stores a value in the</text:p>
      <text:p text:style-name="P3">13 <text:s text:c="7"/>length field.</text:p>
      <text:p text:style-name="P3">14 <text:s text:c="7"/>@param len The value to store in length.</text:p>
      <text:p text:style-name="P3">15 <text:s text:c="4"/>*/</text:p>
      <text:p text:style-name="P3">16</text:p>
      <text:p text:style-name="P3">17 <text:s text:c="4"/>public void setLength(double len)</text:p>
      <text:p text:style-name="P3">18 <text:s text:c="4"/>{</text:p>
      <text:p text:style-name="P3">19 <text:s text:c="7"/>length = len;</text:p>
      <text:p text:style-name="P3">20 <text:s text:c="4"/>}</text:p>
      <text:p text:style-name="P3">21</text:p>
      <text:p text:style-name="P3">22 <text:s text:c="4"/>/**</text:p>
      <text:p text:style-name="P3">23 <text:s text:c="7"/>The setWidth method stores a value in the</text:p>
      <text:p text:style-name="P3">24 <text:s text:c="7"/>width field.</text:p>
      <text:p text:style-name="P3">25 <text:s text:c="7"/>@param w The value to store in width.</text:p>
      <text:p text:style-name="P3">26 <text:s text:c="4"/>*/</text:p>
      <text:p text:style-name="P3">27</text:p>
      <text:p text:style-name="P3">28 <text:s text:c="4"/>public void setWidth(double w)</text:p>
      <text:p text:style-name="P3">29 <text:s text:c="4"/>{</text:p>
      <text:p text:style-name="P3">30 <text:s text:c="7"/>width = w;</text:p>
      <text:p text:style-name="P3">31 <text:s text:c="4"/>}</text:p>
      <text:p text:style-name="P3">32</text:p>
      <text:p text:style-name="P3">33 <text:s text:c="4"/>/**</text:p>
      <text:p text:style-name="P3">34 <text:s text:c="7"/>The getLength method returns a Rectangle</text:p>
      <text:p text:style-name="P3">35 <text:s text:c="7"/>object's length.</text:p>
      <text:p text:style-name="P3">36 <text:s text:c="7"/>@return The value in the length field.</text:p>
      <text:p text:style-name="P3">37 <text:s text:c="4"/>*/</text:p>
      <text:p text:style-name="P3"><text:soft-page-break/>38</text:p>
      <text:p text:style-name="P3">39 <text:s text:c="4"/>public double getLength()</text:p>
      <text:p text:style-name="P3">40 <text:s text:c="4"/>{</text:p>
      <text:p text:style-name="P3">41 <text:s text:c="7"/>return length;</text:p>
      <text:p text:style-name="P3">42 <text:s text:c="4"/>}</text:p>
      <text:p text:style-name="P3">43</text:p>
      <text:p text:style-name="P3">44 <text:s text:c="4"/>/**</text:p>
      <text:p text:style-name="P3">45 <text:s text:c="7"/>The getWidth method returns a Rectangle</text:p>
      <text:p text:style-name="P3">46 <text:s text:c="7"/>object's width.</text:p>
      <text:p text:style-name="P3">47 <text:s text:c="7"/>@return The value in the width field.</text:p>
      <text:p text:style-name="P3">48 <text:s text:c="4"/>*/</text:p>
      <text:p text:style-name="P3">49</text:p>
      <text:p text:style-name="P3">50 <text:s text:c="4"/>public double getWidth()</text:p>
      <text:p text:style-name="P3">51 <text:s text:c="4"/>{</text:p>
      <text:p text:style-name="P3">52 <text:s text:c="7"/>return width;</text:p>
      <text:p text:style-name="P3">53 <text:s text:c="4"/>}</text:p>
      <text:p text:style-name="P3">54</text:p>
      <text:p text:style-name="P3">55 <text:s text:c="4"/>/**</text:p>
      <text:p text:style-name="P3">56 <text:s text:c="7"/>The getArea method returns a Rectangle</text:p>
      <text:p text:style-name="P3">57 <text:s text:c="7"/>object's area.</text:p>
      <text:p text:style-name="P3">58 <text:s text:c="7"/>@return The product of length times width.</text:p>
      <text:p text:style-name="P3">59 <text:s text:c="4"/>*/</text:p>
      <text:p text:style-name="P3">60</text:p>
      <text:p text:style-name="P3">61 <text:s text:c="4"/>public double getArea()</text:p>
      <text:p text:style-name="P3">62 <text:s text:c="4"/>{</text:p>
      <text:p text:style-name="P3">63 <text:s text:c="7"/>return length * width;</text:p>
      <text:p text:style-name="P3">64 <text:s text:c="4"/>}</text:p>
      <text:p text:style-name="P3">65 <text:s/>}</text:p>
      <text:p text:style-name="P3"/>
      <text:p text:style-name="P3">class fields are typically private but there are public methods. The purpose of this is to ensure objects owning them have control over them. </text:p>
      <text:p text:style-name="P3"/>
      <text:p text:style-name="P3">The Importance of Data Hiding</text:p>
      <text:p text:style-name="P3">Data hiding is an important concept in object-oriented programming. An object hides its internal data from code that is outside the class that the object is an instance of. Only the class’s methods may directly access and make changes to the object’s internal data. You hide an object’s internal data by making the class’s fields private, and making the methods that access those fields public.</text:p>
      <text:p text:style-name="P3"/>
      <text:p text:style-name="P3">As a beginning student, you might be wondering why you would want to hide the data that is inside the classes you create. As you learn to program, you will be the user of your own classes, so it might seem that you are putting forth a great effort to hide data from yourself. If you write software in industry, however, the classes that you create will be used as components in large software systems, and programmers other than yourself will be using your classes. By hiding a class’s data, and allowing it to be accessed only through the class’s methods, you can better ensure that the class will operate as you intended it to.</text:p>
      <text:p text:style-name="P3"/>
      <text:p text:style-name="P3">Area is not stored in the field because it would become stale upon changes. <text:tab/></text:p>
      <text:p text:style-name="P3"/>
      <text:p text:style-name="P3"/>
      <text:p text:style-name="P2"><text:soft-page-break/>6.3:</text:p>
      <text:p text:style-name="P3"/>
      <text:p text:style-name="P3"/>
      <text:p text:style-name="P3">Code Listing 6-9 (RoomAreas.java)</text:p>
      <text:p text:style-name="P3"><text:s/>1 <text:s/>import javax.swing.JOptionPane;</text:p>
      <text:p text:style-name="P3"><text:s/>2</text:p>
      <text:p text:style-name="P3"><text:s/>3 <text:s/>/**</text:p>
      <text:p text:style-name="P3"><text:s/>4 <text:s text:c="4"/>This program creates three instances of the</text:p>
      <text:p text:style-name="P3"><text:s/>5 <text:s text:c="4"/>Rectangle class.</text:p>
      <text:p text:style-name="P3"><text:s/>6 <text:s/>*/</text:p>
      <text:p text:style-name="P3"><text:s/>7</text:p>
      <text:p text:style-name="P3"><text:s/>8 <text:s/>public class RoomAreas</text:p>
      <text:p text:style-name="P3"><text:s/>9 <text:s/>{</text:p>
      <text:p text:style-name="P3">10 <text:s text:c="4"/>public static void main(String[] args)</text:p>
      <text:p text:style-name="P3">11 <text:s text:c="4"/>{</text:p>
      <text:p text:style-name="P3">12 <text:s text:c="7"/>double number; <text:s text:c="7"/>// To hold a number</text:p>
      <text:p text:style-name="P3">13 <text:s text:c="7"/>double totalArea; <text:s text:c="4"/>// The total area</text:p>
      <text:p text:style-name="P3">14 <text:s text:c="7"/>String input; <text:s text:c="8"/>// To hold user input</text:p>
      <text:p text:style-name="P3">15</text:p>
      <text:p text:style-name="P3">16 <text:s text:c="7"/>// Create three Rectangle objects.</text:p>
      <text:p text:style-name="P3">17 <text:s text:c="7"/>Rectangle kitchen = new Rectangle();</text:p>
      <text:p text:style-name="P3">18 <text:s text:c="7"/>Rectangle bedroom = new Rectangle();</text:p>
      <text:p text:style-name="P3">19 <text:s text:c="7"/>Rectangle den = new Rectangle();</text:p>
      <text:p text:style-name="P3">20</text:p>
      <text:p text:style-name="P3">21 <text:s text:c="7"/>// Get and store the dimensions of the kitchen.</text:p>
      <text:p text:style-name="P3">22 <text:s text:c="7"/>input = JOptionPane.showInputDialog("What is the " +</text:p>
      <text:p text:style-name="P3">23 <text:s text:c="43"/>"kitchen's length?");</text:p>
      <text:p text:style-name="P3">24 <text:s text:c="7"/>number = Double.parseDouble(input);</text:p>
      <text:p text:style-name="P3">25 <text:s text:c="7"/>kitchen.setLength(number);</text:p>
      <text:p text:style-name="P3">26 <text:s text:c="7"/>input = JOptionPane.showInputDialog("What is the " +</text:p>
      <text:p text:style-name="P3">27 <text:s text:c="43"/>"kitchen's width?");</text:p>
      <text:p text:style-name="P3">28 <text:s text:c="7"/>number = Double.parseDouble(input);</text:p>
      <text:p text:style-name="P3">29 <text:s text:c="7"/>kitchen.setWidth(number);</text:p>
      <text:p text:style-name="P3">30</text:p>
      <text:p text:style-name="P3">31 <text:s text:c="7"/>// Get and store the dimensions of the bedroom.</text:p>
      <text:p text:style-name="P3">32 <text:s text:c="7"/>input = JOptionPane.showInputDialog("What is the " +</text:p>
      <text:p text:style-name="P3">33 <text:s text:c="43"/>"bedroom's length?");</text:p>
      <text:p text:style-name="P3">34 <text:s text:c="7"/>number = Double.parseDouble(input);</text:p>
      <text:p text:style-name="P3">35 <text:s text:c="7"/>bedroom.setLength(number);</text:p>
      <text:p text:style-name="P3">36 <text:s text:c="7"/>input = JOptionPane.showInputDialog("What is the " +</text:p>
      <text:p text:style-name="P3">37 <text:s text:c="43"/>"bedroom's width?");</text:p>
      <text:p text:style-name="P3">38 <text:s text:c="7"/>number = Double.parseDouble(input);</text:p>
      <text:p text:style-name="P3">39 <text:s text:c="7"/>bedroom.setWidth(number);</text:p>
      <text:p text:style-name="P3">40</text:p>
      <text:p text:style-name="P3">41 <text:s text:c="7"/>// Get and store the dimensions of the den.</text:p>
      <text:p text:style-name="P3">42 <text:s text:c="7"/>input = JOptionPane.showInputDialog("What is the " +</text:p>
      <text:p text:style-name="P3">43 <text:s text:c="43"/>"den's length?");</text:p>
      <text:p text:style-name="P3">44 <text:s text:c="7"/>number = Double.parseDouble(input);</text:p>
      <text:p text:style-name="P3">45 <text:s text:c="7"/>den.setLength(number);</text:p>
      <text:p text:style-name="P3"><text:soft-page-break/>46 <text:s text:c="7"/>input = JOptionPane.showInputDialog("What is the " +</text:p>
      <text:p text:style-name="P3">47 <text:s text:c="43"/>"den's width?");</text:p>
      <text:p text:style-name="P3">48 <text:s text:c="7"/>number = Double.parseDouble(input);</text:p>
      <text:p text:style-name="P3">49 <text:s text:c="7"/>den.setWidth(number);</text:p>
      <text:p text:style-name="P3">50</text:p>
      <text:p text:style-name="P3">51 <text:s text:c="7"/>// Calculate the total area of the rooms.</text:p>
      <text:p text:style-name="P3">52 <text:s text:c="7"/>totalArea = kitchen.getArea() + bedroom.getArea()</text:p>
      <text:p text:style-name="P3">53 <text:s text:c="19"/>+ den.getArea();</text:p>
      <text:p text:style-name="P3">54</text:p>
      <text:p text:style-name="P3">55 <text:s text:c="7"/>// Display the total area of the rooms.</text:p>
      <text:p text:style-name="P3">56 <text:s text:c="7"/>JOptionPane.showMessageDialog(null, "The total area " +</text:p>
      <text:p text:style-name="P3">57 <text:s text:c="34"/>"of the rooms is " + totalArea);</text:p>
      <text:p text:style-name="P3">58</text:p>
      <text:p text:style-name="P3">59 <text:s text:c="7"/>System.exit(0);</text:p>
      <text:p text:style-name="P3">60 <text:s text:c="4"/>}</text:p>
      <text:p text:style-name="P3">61 <text:s/>}</text:p>
      <text:p text:style-name="P3"/>
      <text:p text:style-name="P2">6.4:</text:p>
      <text:p text:style-name="P3">constructors are methods that are called when class instance are created. </text:p>
      <text:p text:style-name="P3"/>
      <text:p text:style-name="P3">Code Listing 6-10 (Rectangle.java)</text:p>
      <text:p text:style-name="P3"><text:s/>1 <text:s/>/**</text:p>
      <text:p text:style-name="P3"><text:s/>2 <text:s text:c="4"/>Rectangle class, phase 5</text:p>
      <text:p text:style-name="P3"><text:s/>3 <text:s/>*/</text:p>
      <text:p text:style-name="P3"><text:s/>4</text:p>
      <text:p text:style-name="P3"><text:s/>5 <text:s/>public class Rectangle</text:p>
      <text:p text:style-name="P3"><text:s/>6 <text:s/>{</text:p>
      <text:p text:style-name="P3"><text:s/>7 <text:s text:c="4"/>private double length;</text:p>
      <text:p text:style-name="P3"><text:s/>8 <text:s text:c="4"/>private double width;</text:p>
      <text:p text:style-name="P3"><text:s/>9</text:p>
      <text:p text:style-name="P3">10 <text:s text:c="4"/>/**</text:p>
      <text:p text:style-name="P3">11 <text:s text:c="7"/>Constructor</text:p>
      <text:p text:style-name="P3">12 <text:s text:c="7"/>@param len The length of the rectangle.</text:p>
      <text:p text:style-name="P3">13 <text:s text:c="7"/>@param w The width of the rectangle.</text:p>
      <text:p text:style-name="P3">14 <text:s text:c="4"/>*/</text:p>
      <text:p text:style-name="P3">15</text:p>
      <text:p text:style-name="P3">16 <text:s text:c="4"/>public Rectangle(double len, double w)</text:p>
      <text:p text:style-name="P3">17 <text:s text:c="4"/>{</text:p>
      <text:p text:style-name="P3">18 <text:s text:c="7"/>length = len;</text:p>
      <text:p text:style-name="P3">19 <text:s text:c="7"/>width = w;</text:p>
      <text:p text:style-name="P3">20 <text:s text:c="4"/>}</text:p>
      <text:p text:style-name="P3"/>
      <text:p text:style-name="P3">The public Rectangle would be the constructor. Constructors can not return values so there is only public. Unitialized references have to be initialized before being used. </text:p>
      <text:p text:style-name="P3"/>
      <text:p text:style-name="P3">The Default Constructor</text:p>
      <text:p text:style-name="P3">When an object is created, its constructor is always called. But what if we do not write a constructor in the object’s class? If you do not write a constructor in a class, Java automatically provides one when the class is compiled. The constructor that Java provides is known as the default constructor. The <text:soft-page-break/>default constructor doesn’t accept arguments. It sets all of the object’s numeric fields to 0 and boolean fields to false. If the object has any fields that are reference variables, the default constructor sets them to the special value null, which means that they do not reference anything.</text:p>
      <text:p text:style-name="P3"/>
      <text:p text:style-name="P3">The only time that Java provides a default constructor is when you do not write your own constructor for a class. For example, at the beginning of this chapter we developed the Rectangle class without writing a constructor for it. When we compiled the class, the compiler generated a default constructor that set both the length and width fields to 0.0. Assume that the following code uses that version of the class to create a Rectangle object:</text:p>
      <text:p text:style-name="P3"/>
      <text:p text:style-name="P3">// We wrote no constructor for the Rectangle class.</text:p>
      <text:p text:style-name="P3">Rectangle r = new Rectangle(); <text:s/>// Calls the default constructor</text:p>
      <text:p text:style-name="P3"/>
      <text:p text:style-name="P3">no-arg constructors will not accept arguments.</text:p>
      <text:p text:style-name="P3"><text:s/></text:p>
      <text:p text:style-name="P3"/>
      <text:p text:style-name="P3">Code Listing 6-14 (Die.java)</text:p>
      <text:p text:style-name="P3"><text:s/>1 <text:s/>import java.util.Random;</text:p>
      <text:p text:style-name="P3"><text:s/>2</text:p>
      <text:p text:style-name="P3"><text:s/>3 <text:s/>/**</text:p>
      <text:p text:style-name="P3"><text:s/>4 <text:s text:c="4"/>The Die class simulates a six-sided die.</text:p>
      <text:p text:style-name="P3"><text:s/>5 <text:s/>*/</text:p>
      <text:p text:style-name="P3"><text:s/>6</text:p>
      <text:p text:style-name="P3"><text:s/>7 <text:s/>public class Die</text:p>
      <text:p text:style-name="P3"><text:s/>8 <text:s/>{</text:p>
      <text:p text:style-name="P3"><text:s/>9 <text:s text:c="4"/>private int sides; <text:s text:c="2"/>// Number of sides</text:p>
      <text:p text:style-name="P3">10 <text:s text:c="4"/>private int value; <text:s text:c="2"/>// The die's value</text:p>
      <text:p text:style-name="P3">11</text:p>
      <text:p text:style-name="P3">12 <text:s text:c="4"/>/**</text:p>
      <text:p text:style-name="P3">13 <text:s text:c="7"/>The constructor performs an initial</text:p>
      <text:p text:style-name="P3">14 <text:s text:c="7"/>roll of the die.</text:p>
      <text:p text:style-name="P3">15 <text:s text:c="7"/>@param numSides The number of sides for this die.</text:p>
      <text:p text:style-name="P3">16 <text:s text:c="4"/>*/</text:p>
      <text:p text:style-name="P3">17</text:p>
      <text:p text:style-name="P3">18 <text:s text:c="4"/>public Die(int numSides)</text:p>
      <text:p text:style-name="P3">19 <text:s text:c="4"/>{</text:p>
      <text:p text:style-name="P3">20 <text:s text:c="7"/>sides = numSides;</text:p>
      <text:p text:style-name="P3">21 <text:s text:c="7"/>roll();</text:p>
      <text:p text:style-name="P3">22 <text:s text:c="4"/>}</text:p>
      <text:p text:style-name="P3">23</text:p>
      <text:p text:style-name="P3">24 <text:s text:c="4"/>/**</text:p>
      <text:p text:style-name="P3">25 <text:s text:c="7"/>The roll method simulates the rolling of</text:p>
      <text:p text:style-name="P3">26 <text:s text:c="7"/>the die.</text:p>
      <text:p text:style-name="P3">27 <text:s text:c="4"/>*/</text:p>
      <text:p text:style-name="P3">28</text:p>
      <text:p text:style-name="P3">29 <text:s text:c="4"/>public void roll()</text:p>
      <text:p text:style-name="P3">30 <text:s text:c="4"/>{</text:p>
      <text:p text:style-name="P3">31 <text:s text:c="7"/>// Create a Random object.</text:p>
      <text:p text:style-name="P3">32 <text:s text:c="7"/>Random rand = new Random();</text:p>
      <text:p text:style-name="P3"><text:soft-page-break/>33</text:p>
      <text:p text:style-name="P3">34 <text:s text:c="7"/>// Get a random value for the die.</text:p>
      <text:p text:style-name="P3">35 <text:s text:c="7"/>value = rand.nextInt(sides) + 1;</text:p>
      <text:p text:style-name="P3">36 <text:s text:c="4"/>}</text:p>
      <text:p text:style-name="P3">37</text:p>
      <text:p text:style-name="P3">38 <text:s text:c="4"/>/**</text:p>
      <text:p text:style-name="P3">39 <text:s text:c="7"/>getSides method</text:p>
      <text:p text:style-name="P3">40 <text:s text:c="7"/>@return The number of sides for this die.</text:p>
      <text:p text:style-name="P3">41 <text:s text:c="4"/>*/</text:p>
      <text:p text:style-name="P3">42</text:p>
      <text:p text:style-name="P3">43 <text:s text:c="4"/>public int getSides()</text:p>
      <text:p text:style-name="P3">44 <text:s text:c="4"/>{</text:p>
      <text:p text:style-name="P3">45 <text:s text:c="7"/>return sides;</text:p>
      <text:p text:style-name="P3">46 <text:s text:c="4"/>}</text:p>
      <text:p text:style-name="P3">47</text:p>
      <text:p text:style-name="P3">48 <text:s text:c="4"/>/**</text:p>
      <text:p text:style-name="P3">49 <text:s text:c="7"/>getValue method</text:p>
      <text:p text:style-name="P3">50 <text:s text:c="7"/>@return The value of the die.</text:p>
      <text:p text:style-name="P3">51 <text:s text:c="4"/>*/</text:p>
      <text:p text:style-name="P3">52</text:p>
      <text:p text:style-name="P3">53 <text:s text:c="4"/>public int getValue()</text:p>
      <text:p text:style-name="P3">54 <text:s text:c="4"/>{</text:p>
      <text:p text:style-name="P3">55 <text:s text:c="7"/>return value;</text:p>
      <text:p text:style-name="P3">56 <text:s text:c="4"/>}</text:p>
      <text:p text:style-name="P3">57 <text:s/>}</text:p>
      <text:p text:style-name="P3">Let’s take a closer look at the code for the class:</text:p>
      <text:p text:style-name="P3"/>
      <text:p text:style-name="P3">Lines 9 and 10:</text:p>
      <text:p text:style-name="P3"/>
      <text:p text:style-name="P3">These statements declare two int fields. The sides field will hold the number of sides that the die has, and the value field will hold the value of the die once it has been rolled.</text:p>
      <text:p text:style-name="P3"/>
      <text:p text:style-name="P3">Lines 18–22:</text:p>
      <text:p text:style-name="P3"/>
      <text:p text:style-name="P3">This is the constructor. Notice that the constructor has a parameter for the number of sides. The parameter is assigned to the sides field in line 20. Line 21 calls the roll method, which simulates the rolling of the die.</text:p>
      <text:p text:style-name="P3"/>
      <text:p text:style-name="P3">Lines 29–36:</text:p>
      <text:p text:style-name="P3"/>
      <text:p text:style-name="P3">This is the roll method, which simulates the rolling of the die. In line 32 a Random object is created, and it is referenced by the rand variable. Line 35 uses the Random object to get a random number that is in the appropriate range for this particular die. For example, if the sides field is set to 6, the expression rand.nextInt(sides) + 1 will return a random integer in the range of 1 through 6. The random number is assigned to the value field.</text:p>
      <text:p text:style-name="P3"/>
      <text:p text:style-name="P3">Lines 43–46:</text:p>
      <text:p text:style-name="P3"/>
      <text:p text:style-name="P3">This is the getSides method, an accessor that returns the sides field.</text:p>
      <text:p text:style-name="P3"><text:soft-page-break/></text:p>
      <text:p text:style-name="P3">Lines 53–56:</text:p>
      <text:p text:style-name="P3"/>
      <text:p text:style-name="P3">This is the getValue method, an accessor that returns the value field.</text:p>
      <text:p text:style-name="P3"/>
      <text:p text:style-name="P3">The program in Code Listing 6-15 demonstrates the class. It creates two instances of the Die class: one with six sides, and the other with twelve sides. It then simulates five rolls of the dice.</text:p>
      <text:p text:style-name="P3"/>
      <text:p text:style-name="P3">Code Listing 6-15 (DiceDemo.java)</text:p>
      <text:p text:style-name="P3"><text:s/>1 <text:s/>/**</text:p>
      <text:p text:style-name="P3"><text:s/>2 <text:s text:c="4"/>This program simulates the rolling of dice.</text:p>
      <text:p text:style-name="P3"><text:s/>3 <text:s/>*/</text:p>
      <text:p text:style-name="P3"><text:s/>4</text:p>
      <text:p text:style-name="P3"><text:s/>5 <text:s/>public class DiceDemo</text:p>
      <text:p text:style-name="P3"><text:s/>6 <text:s/>{</text:p>
      <text:p text:style-name="P3"><text:s/>7 <text:s text:c="4"/>public static void main(String[] args)</text:p>
      <text:p text:style-name="P3"><text:s/>8 <text:s text:c="4"/>{</text:p>
      <text:p text:style-name="P3"><text:s/>9 <text:s text:c="7"/>final int DIE1_SIDES = 6; <text:s text:c="2"/>// Number of sides for die #1</text:p>
      <text:p text:style-name="P3">10 <text:s text:c="7"/>final int DIE2_SIDES = 12; <text:s/>// Number of sides for die #2</text:p>
      <text:p text:style-name="P3">11 <text:s text:c="7"/>final int MAX_ROLLS = 5; <text:s text:c="3"/>// Number of times to roll</text:p>
      <text:p text:style-name="P3">12</text:p>
      <text:p text:style-name="P3">13 <text:s text:c="7"/>// Create two instances of the Die class.</text:p>
      <text:p text:style-name="P3">14 <text:s text:c="7"/>Die die1 = new Die(DIE1_SIDES);</text:p>
      <text:p text:style-name="P3">15 <text:s text:c="7"/>Die die2 = new Die(DIE2_SIDES);</text:p>
      <text:p text:style-name="P3">16</text:p>
      <text:p text:style-name="P3">17 <text:s text:c="7"/>// Display the initial state of the dice.</text:p>
      <text:p text:style-name="P3">18 <text:s text:c="7"/>System.out.println("This simulates the rolling of a " +</text:p>
      <text:p text:style-name="P3">19 <text:s text:c="26"/>DIE1_SIDES + " sided die and a " +</text:p>
      <text:p text:style-name="P3">20 <text:s text:c="26"/>DIE2_SIDES + " sided die.");</text:p>
      <text:p text:style-name="P3">21</text:p>
      <text:p text:style-name="P3">22 <text:s text:c="7"/>System.out.println("Initial value of the dice:");</text:p>
      <text:p text:style-name="P3">23 <text:s text:c="7"/>System.out.println(die1.getValue() + " " + die2.getValue());</text:p>
      <text:p text:style-name="P3">24</text:p>
      <text:p text:style-name="P3">25 <text:s text:c="7"/>// Roll the dice five times.</text:p>
      <text:p text:style-name="P3">26 <text:s text:c="7"/>System.out.println("Rolling the dice " + MAX_ROLLS + " times.");</text:p>
      <text:p text:style-name="P3">27</text:p>
      <text:p text:style-name="P3">28 <text:s text:c="7"/>for (int i = 0; i &lt; MAX_ROLLS; i++)</text:p>
      <text:p text:style-name="P3">29 <text:s text:c="7"/>{</text:p>
      <text:p text:style-name="P3">30 <text:s text:c="10"/>// Roll the dice.</text:p>
      <text:p text:style-name="P3">31 <text:s text:c="10"/>die1.roll();</text:p>
      <text:p text:style-name="P3">32 <text:s text:c="10"/>die2.roll();</text:p>
      <text:p text:style-name="P3">33</text:p>
      <text:p text:style-name="P3">34 <text:s text:c="10"/>// Display the values of the dice.</text:p>
      <text:p text:style-name="P3">35 <text:s text:c="10"/>System.out.println(die1.getValue() + " " + die2.getValue());</text:p>
      <text:p text:style-name="P3">36 <text:s text:c="7"/>}</text:p>
      <text:p text:style-name="P3">37 <text:s text:c="4"/>}</text:p>
      <text:p text:style-name="P3">38 <text:s/>}</text:p>
      <text:p text:style-name="P3">Program Output</text:p>
      <text:p text:style-name="P3">This simulates the rolling of a 6 sided die and a 12 sided die.</text:p>
      <text:p text:style-name="P3"><text:soft-page-break/>Initial value of the dice:</text:p>
      <text:p text:style-name="P3">2 7</text:p>
      <text:p text:style-name="P3">Rolling the dice 5 times.</text:p>
      <text:p text:style-name="P3">3 5</text:p>
      <text:p text:style-name="P3">5 2</text:p>
      <text:p text:style-name="P3">2 1</text:p>
      <text:p text:style-name="P3">4 1</text:p>
      <text:p text:style-name="P3">5 9</text:p>
      <text:p text:style-name="P3"/>
      <text:p text:style-name="P2">6.5:</text:p>
      <text:p text:style-name="P3"/>
      <text:p text:style-name="P3"/>
      <text:p text:style-name="P3">Code Listing 6-18 (Player.java)</text:p>
      <text:p text:style-name="P3"><text:s/>1 <text:s/>import java.util.Random;</text:p>
      <text:p text:style-name="P3"><text:s/>2</text:p>
      <text:p text:style-name="P3"><text:s/>3 <text:s/>/**</text:p>
      <text:p text:style-name="P3"><text:s/>4 <text:s text:c="4"/>Player class for the game of Cho-Han</text:p>
      <text:p text:style-name="P3"><text:s/>5 <text:s/>*/</text:p>
      <text:p text:style-name="P3"><text:s/>6</text:p>
      <text:p text:style-name="P3"><text:s/>7 <text:s/>public class Player</text:p>
      <text:p text:style-name="P3"><text:s/>8 <text:s/>{</text:p>
      <text:p text:style-name="P3"><text:s/>9 <text:s text:c="4"/>private String name; <text:s text:c="4"/>// The player's name</text:p>
      <text:p text:style-name="P3">10 <text:s text:c="4"/>private String guess; <text:s text:c="3"/>// The player's guess</text:p>
      <text:p text:style-name="P3">11 <text:s text:c="4"/>private int points; <text:s text:c="5"/>// The player's points</text:p>
      <text:p text:style-name="P3">12</text:p>
      <text:p text:style-name="P3">13 <text:s text:c="4"/>/**</text:p>
      <text:p text:style-name="P3">14 <text:s text:c="7"/>Constructor</text:p>
      <text:p text:style-name="P3">15 <text:s text:c="7"/>@param playerName The player's name.</text:p>
      <text:p text:style-name="P3">16 <text:s text:c="4"/>*/</text:p>
      <text:p text:style-name="P3">17</text:p>
      <text:p text:style-name="P3">18 <text:s text:c="4"/>public Player(String playerName)</text:p>
      <text:p text:style-name="P3">19 <text:s text:c="4"/>{</text:p>
      <text:p text:style-name="P3">20 <text:s text:c="7"/>name = playerName;</text:p>
      <text:p text:style-name="P3">21 <text:s text:c="7"/>guess = "";</text:p>
      <text:p text:style-name="P3">22 <text:s text:c="7"/>points = 0;</text:p>
      <text:p text:style-name="P3">23 <text:s text:c="4"/>}</text:p>
      <text:p text:style-name="P3">24</text:p>
      <text:p text:style-name="P3">25 <text:s text:c="4"/>/**</text:p>
      <text:p text:style-name="P3">26 <text:s text:c="7"/>The makeGuess method causes the player to guess</text:p>
      <text:p text:style-name="P3">27 <text:s text:c="7"/>either "Cho (even)" or "Han (odd)".</text:p>
      <text:p text:style-name="P3">28 <text:s text:c="4"/>*/</text:p>
      <text:p text:style-name="P3">29</text:p>
      <text:p text:style-name="P3">30 <text:s text:c="4"/>public void makeGuess()</text:p>
      <text:p text:style-name="P3">31 <text:s text:c="4"/>{</text:p>
      <text:p text:style-name="P3">32 <text:s text:c="7"/>// Create a Random object.</text:p>
      <text:p text:style-name="P3">33 <text:s text:c="7"/>Random rand = new Random();</text:p>
      <text:p text:style-name="P3">34</text:p>
      <text:p text:style-name="P3">35 <text:s text:c="7"/>// Get a random number, either 0 or 1.</text:p>
      <text:p text:style-name="P3">36 <text:s text:c="7"/>int guessNumber = rand.nextInt(2);</text:p>
      <text:p text:style-name="P3"><text:soft-page-break/>37</text:p>
      <text:p text:style-name="P3">38 <text:s text:c="7"/>// Convert the random number to a guess of</text:p>
      <text:p text:style-name="P3">39 <text:s text:c="7"/>// either "Cho (even)" or "Han (odd)".</text:p>
      <text:p text:style-name="P3">40 <text:s text:c="7"/>if (guessNumber == 0)</text:p>
      <text:p text:style-name="P3">41 <text:s text:c="10"/>guess = "Cho (even)";</text:p>
      <text:p text:style-name="P3">42 <text:s text:c="7"/>else</text:p>
      <text:p text:style-name="P3">43 <text:s text:c="10"/>guess = "Han (odd)";</text:p>
      <text:p text:style-name="P3">44 <text:s text:c="4"/>}</text:p>
      <text:p text:style-name="P3">45</text:p>
      <text:p text:style-name="P3">46 <text:s text:c="4"/>/**</text:p>
      <text:p text:style-name="P3">47 <text:s text:c="7"/>The addPoints method adds a specified number of</text:p>
      <text:p text:style-name="P3">48 <text:s text:c="7"/>points to the player's current balance.</text:p>
      <text:p text:style-name="P3">49 <text:s text:c="7"/>@newPoints The points to add.</text:p>
      <text:p text:style-name="P3">50 <text:s text:c="4"/>*/</text:p>
      <text:p text:style-name="P3">51</text:p>
      <text:p text:style-name="P3">52 <text:s text:c="4"/>public void addPoints(int newPoints)</text:p>
      <text:p text:style-name="P3">53 <text:s text:c="4"/>{</text:p>
      <text:p text:style-name="P3">54 <text:s text:c="7"/>points += newPoints;</text:p>
      <text:p text:style-name="P3">55 <text:s text:c="4"/>}</text:p>
      <text:p text:style-name="P3">56</text:p>
      <text:p text:style-name="P3">57 <text:s text:c="4"/>/**</text:p>
      <text:p text:style-name="P3">58 <text:s text:c="7"/>The getName method returns the player's name.</text:p>
      <text:p text:style-name="P3">59 <text:s text:c="7"/>@return The value of the name field.</text:p>
      <text:p text:style-name="P3">60 <text:s text:c="4"/>*/</text:p>
      <text:p text:style-name="P3">61</text:p>
      <text:p text:style-name="P3">62 <text:s text:c="4"/>public String getName()</text:p>
      <text:p text:style-name="P3">63 <text:s text:c="4"/>{</text:p>
      <text:p text:style-name="P3">64 <text:s text:c="7"/>return name;</text:p>
      <text:p text:style-name="P3">65 <text:s text:c="4"/>}</text:p>
      <text:p text:style-name="P3">66</text:p>
      <text:p text:style-name="P3">67 <text:s text:c="4"/>/**</text:p>
      <text:p text:style-name="P3">68 <text:s text:c="7"/>The getGuess method returns the player's guess.</text:p>
      <text:p text:style-name="P3">69 <text:s text:c="7"/>@return The value of the guess field.</text:p>
      <text:p text:style-name="P3">70 <text:s text:c="4"/>*/</text:p>
      <text:p text:style-name="P3">71</text:p>
      <text:p text:style-name="P3">72 <text:s text:c="4"/>public String getGuess()</text:p>
      <text:p text:style-name="P3">73 <text:s text:c="4"/>{</text:p>
      <text:p text:style-name="P3">74 <text:s text:c="7"/>return guess;</text:p>
      <text:p text:style-name="P3">75 <text:s text:c="4"/>}</text:p>
      <text:p text:style-name="P3">76</text:p>
      <text:p text:style-name="P3">77 <text:s text:c="4"/>/**</text:p>
      <text:p text:style-name="P3">78 <text:s text:c="7"/>The getPoints method returns the player's points</text:p>
      <text:p text:style-name="P3">79 <text:s text:c="7"/>@return The value of the points field.</text:p>
      <text:p text:style-name="P3">80 <text:s text:c="4"/>*/</text:p>
      <text:p text:style-name="P3">81</text:p>
      <text:p text:style-name="P3">82 <text:s text:c="4"/>public int getPoints()</text:p>
      <text:p text:style-name="P3">83 <text:s text:c="4"/>{</text:p>
      <text:p text:style-name="P3">84 <text:s text:c="7"/>return points;</text:p>
      <text:p text:style-name="P3">85 <text:s text:c="4"/>}</text:p>
      <text:p text:style-name="P3"><text:soft-page-break/>86 <text:s/>}</text:p>
      <text:p text:style-name="P3">Here’s a summary of the code for the Player class:</text:p>
      <text:p text:style-name="P3"/>
      <text:p text:style-name="P3">Lines 9 through 11 declare the fields name, guess, and points. These fields will hold the player’s name, the player’s guess, and the number of points the player has earned.</text:p>
      <text:p text:style-name="P3"/>
      <text:p text:style-name="P3">The constructor, in lines 18 through 23, accepts an argument for the player’s name, which is assigned to the name field. The guess field is assigned an empty string, and the points field is set to 0.</text:p>
      <text:p text:style-name="P3"/>
      <text:p text:style-name="P3">The makeGuess method, in lines 30 through 44, causes the player to make a guess. The method generates a random number that is either a 0 or a 1. The if statement that begins at line 40 assigns the string “Cho (even)” to the guess field if the random number is 0, or it assigns the string “Han (odd)” to the guess field if the random number is 1.</text:p>
      <text:p text:style-name="P3"/>
      <text:p text:style-name="P3">The addPoints method, in lines 52 through 55, adds the number of points specified by the argument to the player’s point field.</text:p>
      <text:p text:style-name="P3"/>
      <text:p text:style-name="P3">The getName method, in lines 62 through 65, returns the player’s name.</text:p>
      <text:p text:style-name="P3"/>
      <text:p text:style-name="P3">The getGuess method, in lines 72 through 75, returns the player’s guess.</text:p>
      <text:p text:style-name="P3"/>
      <text:p text:style-name="P3">The getPoints method, in lines 82 through 85, returns the player’s points.</text:p>
      <text:p text:style-name="P3"/>
      <text:p text:style-name="P3">Code Listing 6-19 shows the program that uses these classes to simulate the game. The main method simulates five rounds of the game, displaying the results of each round, and then displays the overall game results.</text:p>
      <text:p text:style-name="P3"/>
      <text:p text:style-name="P3"/>
      <text:p text:style-name="P4">6.5:</text:p>
      <text:p text:style-name="P5"/>
      <text:p text:style-name="P5">When you are developing applications that work with objects, you will often need to write methods that accept objects as arguments. For example, suppose that a program is using the Die class that was previously shown in Code Listing 6-14. The following code shows a method named showDieSides that accepts a Die object as an argument:</text:p>
      <text:p text:style-name="P5"/>
      <text:p text:style-name="P5">void showDieSides(Die d)</text:p>
      <text:p text:style-name="P5">{</text:p>
      <text:p text:style-name="P5"><text:s text:c="4"/>System.out.println("This die has " + d.getSides() +</text:p>
      <text:p text:style-name="P5"><text:s text:c="23"/>" sides.");</text:p>
      <text:p text:style-name="P5">}</text:p>
      <text:p text:style-name="P5">The following code sample shows how we might create a Die object, and then pass it as an argument to the showDieSides method:</text:p>
      <text:p text:style-name="P5"/>
      <text:p text:style-name="P5">Die myDie = new Die(6);</text:p>
      <text:p text:style-name="P5">showDieSides(myDie)</text:p>
      <text:p text:style-name="P5"/>
      <text:p text:style-name="P5"/>
      <text:p text:style-name="P5"/>
      <text:p text:style-name="P5"/>
      <text:p text:style-name="P5"><text:soft-page-break/>The program shown in Code Listing 6-16 gives a complete demonstration. It creates two Die objects: one with six sides, and the other with twenty sides. It passes each object to a method named rollDie that displays the die’s sides, rolls the die, and displays the die’s value.</text:p>
      <text:p text:style-name="P5"/>
      <text:p text:style-name="P5">Code Listing 6-16 (DieArgument.java)</text:p>
      <text:p text:style-name="P5"><text:s/>1 <text:s/>/**</text:p>
      <text:p text:style-name="P5"><text:s/>2 <text:s text:c="4"/>This program rolls a 6-sided die and</text:p>
      <text:p text:style-name="P5"><text:s/>3 <text:s text:c="4"/>a 20-sided die.</text:p>
      <text:p text:style-name="P5"><text:s/>4 <text:s/>*/</text:p>
      <text:p text:style-name="P5"><text:s/>5</text:p>
      <text:p text:style-name="P5"><text:s/>6 <text:s/>public class DieArgument</text:p>
      <text:p text:style-name="P5"><text:s/>7 <text:s/>{</text:p>
      <text:p text:style-name="P5"><text:s/>8 <text:s text:c="4"/>public static void main(String[] args)</text:p>
      <text:p text:style-name="P5"><text:s/>9 <text:s text:c="4"/>{</text:p>
      <text:p text:style-name="P5">10 <text:s text:c="7"/>final int SIX_SIDES = 6;</text:p>
      <text:p text:style-name="P5">11 <text:s text:c="7"/>final int TWENTY_SIDES = 20;</text:p>
      <text:p text:style-name="P5">12</text:p>
      <text:p text:style-name="P5">13 <text:s text:c="7"/>// Create a 6-sided die.</text:p>
      <text:p text:style-name="P5">14 <text:s text:c="7"/>Die sixDie = new Die(SIX_SIDES);</text:p>
      <text:p text:style-name="P5">15</text:p>
      <text:p text:style-name="P5">16 <text:s text:c="7"/>// Create a 20-sided die.</text:p>
      <text:p text:style-name="P5">17 <text:s text:c="7"/>Die twentyDie = new Die(TWENTY_SIDES);</text:p>
      <text:p text:style-name="P5">18</text:p>
      <text:p text:style-name="P5">19 <text:s text:c="7"/>// Roll the dice.</text:p>
      <text:p text:style-name="P5">20 <text:s text:c="7"/>rollDie(sixDie);</text:p>
      <text:p text:style-name="P5">21 <text:s text:c="7"/>rollDie(twentyDie);</text:p>
      <text:p text:style-name="P5">22 <text:s text:c="4"/>}</text:p>
      <text:p text:style-name="P5">23</text:p>
      <text:p text:style-name="P5">24 <text:s text:c="4"/>/**</text:p>
      <text:p text:style-name="P5">25 <text:s text:c="7"/>This method simulates a die roll, displaying</text:p>
      <text:p text:style-name="P5">26 <text:s text:c="7"/>the die's number of sides and value.</text:p>
      <text:p text:style-name="P5">27 <text:s text:c="7"/>@param d The Die object to roll.</text:p>
      <text:p text:style-name="P5">28 <text:s text:c="4"/>*/</text:p>
      <text:p text:style-name="P5">29</text:p>
      <text:p text:style-name="P5">30 <text:s text:c="4"/>public static void rollDie(Die d)</text:p>
      <text:p text:style-name="P5">31 <text:s text:c="4"/>{</text:p>
      <text:p text:style-name="P5">32 <text:s text:c="7"/>// Display the number of sides.</text:p>
      <text:p text:style-name="P5">33 <text:s text:c="7"/>System.out.println("Rolling a " + d.getSides() +</text:p>
      <text:p text:style-name="P5">34 <text:s text:c="26"/>" sided die.");</text:p>
      <text:p text:style-name="P5">35</text:p>
      <text:p text:style-name="P5">36 <text:s text:c="7"/>// Roll the die.</text:p>
      <text:p text:style-name="P5">37 <text:s text:c="7"/>d.roll();</text:p>
      <text:p text:style-name="P5">38</text:p>
      <text:p text:style-name="P5">39 <text:s text:c="7"/>// Display the die's value.</text:p>
      <text:p text:style-name="P5">40 <text:s text:c="7"/>System.out.println("The die's value: " + d.getValue());</text:p>
      <text:p text:style-name="P5">41 <text:s text:c="4"/>}</text:p>
      <text:p text:style-name="P5">42 <text:s/>}</text:p>
      <text:p text:style-name="P5"/>
      <text:p text:style-name="P5"/>
      <text:p text:style-name="P4"><text:soft-page-break/>6.6:</text:p>
      <text:p text:style-name="P5">overloading a constuctor allows for them to have different parameter lists while having the same name. </text:p>
      <text:p text:style-name="P5">Binding is what allows for using the right constructor. The return type is not the same as the parameter list. </text:p>
      <text:p text:style-name="P5"/>
      <text:p text:style-name="P5">The first constructor shown here accepts no arguments, and assigns 0.0 to the length and width fields. The second constructor accepts two arguments, which are assigned to the length and width fields. The following code shows an example of how each constructor is called:</text:p>
      <text:p text:style-name="P5"/>
      <text:p text:style-name="P5">Rectangle box1 = new Rectangle();</text:p>
      <text:p text:style-name="P5">Rectangle box2 = new Rectangle(5.0, 10.0);</text:p>
      <text:p text:style-name="P5">The first statement creates a Rectangle object, referenced by the box1 variable, and executes the no-arg constructor. Its length and width fields will be set to 0.0. The second statement creates another Rectangle object, referenced by the box2 variable, and executes the second constructor. Its length and width fields will be set to 5.0 and 10.0, respectively.</text:p>
      <text:p text:style-name="P5"/>
      <text:p text:style-name="P5">Recall that Java provides a default constructor only when you do not write any constructors for a class. If a class has a constructor that accepts arguments, but it does not have a no-arg constructor, you cannot create an instance of the class without passing arguments to the constructor. Therefore, any time you write a constructor for a class, and that constructor accepts arguments, you should also write a no-arg constructor if you want to be able to create instances of the class without passing arguments to the constructor.</text:p>
      <text:p text:style-name="P5"/>
      <text:p text:style-name="P5"/>
      <text:p text:style-name="P5"/>
      <text:p text:style-name="P5">As you can see from the diagram, the class has three overloaded constructors. Also, the class has two overloaded methods named deposit, two overloaded methods named withdraw, and two overloaded methods named setBalance. The last method, getBalance, is not overloaded. Code Listing 6-20 shows the code for the class.</text:p>
      <text:p text:style-name="P5"/>
      <text:p text:style-name="P5">Code Listing 6-20 (BankAccount.java)</text:p>
      <text:p text:style-name="P5"><text:s text:c="2"/>1 <text:s/>/**</text:p>
      <text:p text:style-name="P5"><text:s text:c="2"/>2 <text:s text:c="4"/>The BankAccount class simulates a bank account.</text:p>
      <text:p text:style-name="P5"><text:s text:c="2"/>3 <text:s/>*/</text:p>
      <text:p text:style-name="P5"><text:s text:c="2"/>4</text:p>
      <text:p text:style-name="P5"><text:s text:c="2"/>5 <text:s/>public class BankAccount</text:p>
      <text:p text:style-name="P5"><text:s text:c="2"/>6 <text:s/>{</text:p>
      <text:p text:style-name="P5"><text:s text:c="2"/>7 <text:s text:c="4"/>private double balance; <text:s text:c="5"/>// Account balance</text:p>
      <text:p text:style-name="P5"><text:s text:c="2"/>8</text:p>
      <text:p text:style-name="P5"><text:s text:c="2"/>9 <text:s text:c="4"/>/**</text:p>
      <text:p text:style-name="P5"><text:s/>10 <text:s text:c="7"/>This constructor sets the starting balance</text:p>
      <text:p text:style-name="P5"><text:s/>11 <text:s text:c="7"/>at 0.0.</text:p>
      <text:p text:style-name="P5"><text:s/>12 <text:s text:c="4"/>*/</text:p>
      <text:p text:style-name="P5"><text:s/>13</text:p>
      <text:p text:style-name="P5"><text:s/>14 <text:s text:c="4"/>public BankAccount()</text:p>
      <text:p text:style-name="P5"><text:s/>15 <text:s text:c="4"/>{</text:p>
      <text:p text:style-name="P5"><text:s/>16 <text:s text:c="7"/>balance = 0.0;</text:p>
      <text:p text:style-name="P5"><text:s/>17 <text:s text:c="4"/>}</text:p>
      <text:p text:style-name="P5"><text:s/>18</text:p>
      <text:p text:style-name="P5"><text:soft-page-break/><text:s/>19 <text:s text:c="4"/>/**</text:p>
      <text:p text:style-name="P5"><text:s/>20 <text:s text:c="7"/>This constructor sets the starting balance</text:p>
      <text:p text:style-name="P5"><text:s/>21 <text:s text:c="7"/>to the value passed as an argument.</text:p>
      <text:p text:style-name="P5"><text:s/>22 <text:s text:c="7"/>@param startBalance The starting balance.</text:p>
      <text:p text:style-name="P5"><text:s/>23 <text:s text:c="4"/>*/</text:p>
      <text:p text:style-name="P5"><text:s/>24</text:p>
      <text:p text:style-name="P5"><text:s/>25 <text:s text:c="4"/>public BankAccount(double startBalance)</text:p>
      <text:p text:style-name="P5"><text:s/>26 <text:s text:c="4"/>{</text:p>
      <text:p text:style-name="P5"><text:s/>27 <text:s text:c="7"/>balance = startBalance;</text:p>
      <text:p text:style-name="P5"><text:s/>28 <text:s text:c="4"/>}</text:p>
      <text:p text:style-name="P5"><text:s/>29</text:p>
      <text:p text:style-name="P5"><text:s/>30 <text:s text:c="4"/>/**</text:p>
      <text:p text:style-name="P5"><text:s/>31 <text:s text:c="7"/>This constructor sets the starting balance</text:p>
      <text:p text:style-name="P5"><text:s/>32 <text:s text:c="7"/>to the value in the String argument.</text:p>
      <text:p text:style-name="P5"><text:s/>33 <text:s text:c="7"/>@param str The starting balance, as a String.</text:p>
      <text:p text:style-name="P5"><text:s/>34 <text:s text:c="4"/>*/</text:p>
      <text:p text:style-name="P5"><text:s/>35</text:p>
      <text:p text:style-name="P5"><text:s/>36 <text:s text:c="4"/>public BankAccount(String str)</text:p>
      <text:p text:style-name="P5"><text:s/>37 <text:s text:c="4"/>{</text:p>
      <text:p text:style-name="P5"><text:s/>38 <text:s text:c="7"/>balance = Double.parseDouble(str);</text:p>
      <text:p text:style-name="P5"><text:s/>39 <text:s text:c="4"/>}</text:p>
      <text:p text:style-name="P5"><text:s/>40</text:p>
      <text:p text:style-name="P5"><text:s/>41 <text:s text:c="4"/>/**</text:p>
      <text:p text:style-name="P5"><text:s/>42 <text:s text:c="7"/>The deposit method makes a deposit into</text:p>
      <text:p text:style-name="P5"><text:s/>43 <text:s text:c="7"/>the account.</text:p>
      <text:p text:style-name="P5"><text:s/>44 <text:s text:c="7"/>@param amount The amount to add to the</text:p>
      <text:p text:style-name="P5"><text:s/>45 <text:s text:c="21"/>balance field.</text:p>
      <text:p text:style-name="P5"><text:s/>46 <text:s text:c="4"/>*/</text:p>
      <text:p text:style-name="P5"><text:s/>47</text:p>
      <text:p text:style-name="P5"><text:s/>48 <text:s text:c="4"/>public void deposit(double amount)</text:p>
      <text:p text:style-name="P5"><text:s/>49 <text:s text:c="4"/>{</text:p>
      <text:p text:style-name="P5"><text:s/>50 <text:s text:c="7"/>balance += amount;</text:p>
      <text:p text:style-name="P5"><text:s/>51 <text:s text:c="4"/>}</text:p>
      <text:p text:style-name="P5"><text:s/>52</text:p>
      <text:p text:style-name="P5"><text:s/>53 <text:s text:c="4"/>/**</text:p>
      <text:p text:style-name="P5"><text:s/>54 <text:s text:c="7"/>The deposit method makes a deposit into</text:p>
      <text:p text:style-name="P5"><text:s/>55 <text:s text:c="7"/>the account.</text:p>
      <text:p text:style-name="P5"><text:s/>56 <text:s text:c="7"/>@param str The amount to add to the</text:p>
      <text:p text:style-name="P5"><text:s/>57 <text:s text:c="18"/>balance field, as a String.</text:p>
      <text:p text:style-name="P5"><text:s/>58 <text:s text:c="4"/>*/</text:p>
      <text:p text:style-name="P5"><text:s/>59</text:p>
      <text:p text:style-name="P5"><text:s/>60 <text:s text:c="4"/>public void deposit(String str)</text:p>
      <text:p text:style-name="P5"><text:s/>61 <text:s text:c="4"/>{</text:p>
      <text:p text:style-name="P5"><text:s/>62 <text:s text:c="7"/>balance += Double.parseDouble(str);</text:p>
      <text:p text:style-name="P5"><text:s/>63 <text:s text:c="4"/>}</text:p>
      <text:p text:style-name="P5"><text:s/>64</text:p>
      <text:p text:style-name="P5"><text:s/>65 <text:s text:c="4"/>/**</text:p>
      <text:p text:style-name="P5"><text:s/>66 <text:s text:c="7"/>The withdraw method withdraws an amount</text:p>
      <text:p text:style-name="P5"><text:s/>67 <text:s text:c="7"/>from the account.</text:p>
      <text:p text:style-name="P5"><text:soft-page-break/><text:s/>68 <text:s text:c="7"/>@param amount The amount to subtract from</text:p>
      <text:p text:style-name="P5"><text:s/>69 <text:s text:c="21"/>the balance field.</text:p>
      <text:p text:style-name="P5"><text:s/>70 <text:s text:c="4"/>*/</text:p>
      <text:p text:style-name="P5"><text:s/>71</text:p>
      <text:p text:style-name="P5"><text:s/>72 <text:s text:c="4"/>public void withdraw(double amount)</text:p>
      <text:p text:style-name="P5"><text:s/>73 <text:s text:c="4"/>{</text:p>
      <text:p text:style-name="P5"><text:s/>74 <text:s text:c="7"/>balance -= amount;</text:p>
      <text:p text:style-name="P5"><text:s/>75 <text:s text:c="4"/>}</text:p>
      <text:p text:style-name="P5"><text:s/>76</text:p>
      <text:p text:style-name="P5"><text:s/>77 <text:s text:c="4"/>/**</text:p>
      <text:p text:style-name="P5"><text:s/>78 <text:s text:c="7"/>The withdraw method withdraws an amount</text:p>
      <text:p text:style-name="P5"><text:s/>79 <text:s text:c="7"/>from the account.</text:p>
      <text:p text:style-name="P5"><text:s/>80 <text:s text:c="7"/>@param str The amount to subtract from</text:p>
      <text:p text:style-name="P5"><text:s/>81 <text:s text:c="18"/>the balance field, as a String.</text:p>
      <text:p text:style-name="P5"><text:s/>82 <text:s text:c="4"/>*/</text:p>
      <text:p text:style-name="P5"><text:s/>83</text:p>
      <text:p text:style-name="P5"><text:s/>84 <text:s text:c="4"/>public void withdraw(String str)</text:p>
      <text:p text:style-name="P5"><text:s/>85 <text:s text:c="4"/>{</text:p>
      <text:p text:style-name="P5"><text:s/>86 <text:s text:c="7"/>balance -= Double.parseDouble(str);</text:p>
      <text:p text:style-name="P5"><text:s/>87 <text:s text:c="4"/>}</text:p>
      <text:p text:style-name="P5"><text:s/>88</text:p>
      <text:p text:style-name="P5"><text:s/>89 <text:s text:c="4"/>/**</text:p>
      <text:p text:style-name="P5"><text:s/>90 <text:s text:c="7"/>The setBalance method sets the account balance.</text:p>
      <text:p text:style-name="P5"><text:s/>91 <text:s text:c="7"/>@param b The value to store in the balance field.</text:p>
      <text:p text:style-name="P5"><text:s/>92 <text:s text:c="4"/>*/</text:p>
      <text:p text:style-name="P5"><text:s/>93</text:p>
      <text:p text:style-name="P5"><text:s/>94 <text:s text:c="4"/>public void setBalance(double b)</text:p>
      <text:p text:style-name="P5"><text:s/>95 <text:s text:c="4"/>{</text:p>
      <text:p text:style-name="P5"><text:s/>96 <text:s text:c="7"/>balance = b;</text:p>
      <text:p text:style-name="P5"><text:s/>97 <text:s text:c="4"/>}</text:p>
      <text:p text:style-name="P5"><text:s/>98</text:p>
      <text:p text:style-name="P5"><text:s/>99 <text:s text:c="4"/>/**</text:p>
      <text:p text:style-name="P5">100 <text:s text:c="7"/>The setBalance method sets the account balance.</text:p>
      <text:p text:style-name="P5">101 <text:s text:c="7"/>@param str The value, as a String, to store in</text:p>
      <text:p text:style-name="P5">102 <text:s text:c="18"/>the balance field.</text:p>
      <text:p text:style-name="P5">103 <text:s text:c="4"/>*/</text:p>
      <text:p text:style-name="P5">104</text:p>
      <text:p text:style-name="P5">105 <text:s text:c="4"/>public void setBalance(String str)</text:p>
      <text:p text:style-name="P5">106 <text:s text:c="4"/>{</text:p>
      <text:p text:style-name="P5">107 <text:s text:c="7"/>balance = Double.parseDouble(str);</text:p>
      <text:p text:style-name="P5">108 <text:s text:c="4"/>}</text:p>
      <text:p text:style-name="P5">109</text:p>
      <text:p text:style-name="P5">110 <text:s text:c="4"/>/**</text:p>
      <text:p text:style-name="P5">111 <text:s text:c="7"/>The getBalance method returns the</text:p>
      <text:p text:style-name="P5">112 <text:s text:c="7"/>account balance.</text:p>
      <text:p text:style-name="P5">113 <text:s text:c="7"/>@return The value in the balance field.</text:p>
      <text:p text:style-name="P5">114 <text:s text:c="4"/>*/</text:p>
      <text:p text:style-name="P5">115</text:p>
      <text:p text:style-name="P5">116 <text:s text:c="4"/>public double getBalance()</text:p>
      <text:p text:style-name="P5"><text:soft-page-break/>117 <text:s text:c="4"/>{</text:p>
      <text:p text:style-name="P5">118 <text:s text:c="7"/>return balance;</text:p>
      <text:p text:style-name="P5">119 <text:s text:c="4"/>}</text:p>
      <text:p text:style-name="P5">120 <text:s/>}</text:p>
      <text:p text:style-name="P5"/>
      <text:p text:style-name="P4">6.7:</text:p>
      <text:p text:style-name="P5"/>
      <text:p text:style-name="P5">However, you can have a local variable or a parameter variable with the same name as a field. When you do, the name of the local or parameter variable shadows the name of the field. This means that the field name is hidden by the name of the local or parameter variable.</text:p>
      <text:p text:style-name="P5"/>
      <text:p text:style-name="P5">For example, assume that the Rectangle class’s setLength method had been written in the following manner:</text:p>
      <text:p text:style-name="P5"/>
      <text:p text:style-name="P5">public void setLength(double len)</text:p>
      <text:p text:style-name="P5">{</text:p>
      <text:p text:style-name="P5"><text:s text:c="4"/>int length; <text:s text:c="9"/>// Local variable</text:p>
      <text:p text:style-name="P5"><text:s text:c="4"/>length = len;</text:p>
      <text:p text:style-name="P5">}</text:p>
      <text:p text:style-name="P5">In this code a local variable is given the same name as a field. Therefore, the local variable’s name shadows the field’s name. When the statement length = len; is executed, the value of len is assigned to the local variable length, not to the field. The unintentional shadowing of field names can cause elusive bugs, so you need to be careful not to give local variables the same names as fields.</text:p>
      <text:p text:style-name="P5"/>
      <text:p text:style-name="P4">6.8:</text:p>
      <text:p text:style-name="P5">Explicit and Wildcard import Statements</text:p>
      <text:p text:style-name="P5">There are two types of import statements: explicit and wildcard. An explicit import statement identifies the package location of a single class. For example, the following statement explicitly identifies the location of the Scanner class:</text:p>
      <text:p text:style-name="P5"/>
      <text:p text:style-name="P5">import java.util.Scanner;</text:p>
      <text:p text:style-name="P5">The java.util package contains several other classes as well as the Scanner class. For example, the Random class is also part of the java.util package. If a program needs to use the Scanner class and the Random class, it will have to import both of these classes. One way to do this is to write explicit import statements for each class, as follows:</text:p>
      <text:p text:style-name="P5"/>
      <text:p text:style-name="P5">import java.util.Scanner;</text:p>
      <text:p text:style-name="P5">import java.util.Random;</text:p>
      <text:p text:style-name="P5">Another way to import both of these classes is to use a wildcard import statement. A wildcard import statement tells the compiler to import all of the classes in a package. Here is an example:</text:p>
      <text:p text:style-name="P5"/>
      <text:p text:style-name="P5">import java.util.*;</text:p>
      <text:p text:style-name="P5">The .* that follows the package name tells the compiler to import all the classes that are part of the java.util package. Using a wildcard import statement does not affect the performance or the size of your program. It merely tells the compiler that you want to make every class in a particular package available to your program.</text:p>
      <text:p text:style-name="P5"/>
      <text:p text:style-name="P5">The java.lang Package</text:p>
      <text:p text:style-name="P5"><text:soft-page-break/>The Java API does have one package, java.lang, which is automatically imported into every Java program. This package contains general classes, such as String and System, that are fundamental to the Java programming language. You do not have to write an import statement for any class that is part of the java.lang package.</text:p>
      <text:p text:style-name="P5"/>
      <text:p text:style-name="P5">Other API Packages</text:p>
      <text:p text:style-name="P5">There are numerous packages in the Java API. Table 6-2 lists a few of them.</text:p>
      <text:p text:style-name="P5"/>
      <text:p text:style-name="P5">Table 6-2 A few of the standard Java packages</text:p>
      <text:p text:style-name="P5">Package</text:p>
      <text:p text:style-name="P5"/>
      <text:p text:style-name="P5">Description</text:p>
      <text:p text:style-name="P5"/>
      <text:p text:style-name="P5">java.io</text:p>
      <text:p text:style-name="P5"/>
      <text:p text:style-name="P5">Provides classes that perform various types of input and output.</text:p>
      <text:p text:style-name="P5"/>
      <text:p text:style-name="P5">java.lang</text:p>
      <text:p text:style-name="P5"/>
      <text:p text:style-name="P5">Provides general classes for the Java language. This package is automatically imported.</text:p>
      <text:p text:style-name="P5"/>
      <text:p text:style-name="P5">java.net</text:p>
      <text:p text:style-name="P5"/>
      <text:p text:style-name="P5">Provides classes for network communications.</text:p>
      <text:p text:style-name="P5"/>
      <text:p text:style-name="P5">java.security</text:p>
      <text:p text:style-name="P5"/>
      <text:p text:style-name="P5">Provides classes that implement security features.</text:p>
      <text:p text:style-name="P5"/>
      <text:p text:style-name="P5">java.sql</text:p>
      <text:p text:style-name="P5"/>
      <text:p text:style-name="P5">Provides classes for accessing databases using structured query language.</text:p>
      <text:p text:style-name="P5"/>
      <text:p text:style-name="P5">java.text</text:p>
      <text:p text:style-name="P5"/>
      <text:p text:style-name="P5">Provides various classes for formatting text.</text:p>
      <text:p text:style-name="P5"/>
      <text:p text:style-name="P5">java.util</text:p>
      <text:p text:style-name="P5"/>
      <text:p text:style-name="P5">Provides various utility classes.</text:p>
      <text:p text:style-name="P5"/>
      <text:p text:style-name="P5">See Appendix G, available on the book’s companion Web site at www.pearsonhighered.com/gaddis, for a more detailed look at packages.</text:p>
      <text:p text:style-name="P5"/>
      <text:p text:style-name="P4">6.9:</text:p>
      <text:p text:style-name="P5"/>
      <text:p text:style-name="P5"/>
      <text:p text:style-name="P5">Finding the Classes</text:p>
      <text:p text:style-name="P5"><text:soft-page-break/>When developing an object-oriented application, one of your first tasks is to identify the classes that you will need to create. Typically, your goal is to identify the different types of real-world objects that are present in the problem, and then create classes for those types of objects within your application.</text:p>
      <text:p text:style-name="P5"/>
      <text:p text:style-name="P5">Over the years, software professionals have developed numerous techniques for finding the classes in a given problem. One simple and popular technique involves the following steps:</text:p>
      <text:p text:style-name="P5"/>
      <text:p text:style-name="P5">Get a written description of the problem domain.</text:p>
      <text:p text:style-name="P5"/>
      <text:p text:style-name="P5">Identify all the nouns (including pronouns and noun phrases) in the description. Each of these is a potential class.</text:p>
      <text:p text:style-name="P5"/>
      <text:p text:style-name="P5">Refine the list to include only the classes that are relevant to the problem.</text:p>
      <text:p text:style-name="P5"/>
      <text:p text:style-name="P5">Let’s take a closer look at each of these steps.</text:p>
      <text:p text:style-name="P5"/>
      <text:p text:style-name="P5">Writing a Description of the Problem Domain</text:p>
      <text:p text:style-name="P5">The problem domain is the set of real-world objects, parties, and major events related to the problem. If you adequately understand the nature of the problem you are trying to solve, you can write a description of the problem domain yourself. If you do not thoroughly understand the nature of the problem, you should have an expert write the description for you.</text:p>
      <text:p text:style-name="P5"/>
      <text:p text:style-name="P5">For example, suppose we are programming an application that the manager of Joe’s Automotive Shop will use to print service quotes for customers. Here is a description that an expert, perhaps Joe himself, might have written:</text:p>
      <text:p text:style-name="P5"/>
      <text:p text:style-name="P5">Joe’s Automotive Shop services foreign cars, and specializes in servicing cars made by Mercedes, Porsche, and BMW. When a customer brings a car to the shop, the manager gets the customer’s name, address, and telephone number. Then the manager determines the make, model, and year of the car, and gives the customer a service quote. The service quote shows the estimated parts charges, estimated labor charges, sales tax, and total estimated charges.</text:p>
      <text:p text:style-name="P5"/>
      <text:p text:style-name="P5">The problem domain description should include any of the following:</text:p>
      <text:p text:style-name="P5"/>
      <text:p text:style-name="P5">Physical objects such vehicles, machines, or products</text:p>
      <text:p text:style-name="P5"/>
      <text:p text:style-name="P5">Any role played by a person, such as manager, employee, customer, teacher, student, and so forth</text:p>
      <text:p text:style-name="P5"/>
      <text:p text:style-name="P5">The results of a business event, such as a customer order, or in this case a service quote</text:p>
      <text:p text:style-name="P5"/>
      <text:p text:style-name="P5">Recordkeeping items, such as customer histories and payroll records</text:p>
      <text:p text:style-name="P5"/>
      <text:p text:style-name="P5">Identifying All of the Nouns</text:p>
      <text:p text:style-name="P5">The next step is to identify all of the nouns and noun phrases. (If the description contains pronouns, include them too.) Here’s another look at the previous problem domain description. This time the nouns and noun phrases appear in bold.</text:p>
      <text:p text:style-name="P5"/>
      <text:p text:style-name="P5">Joe’s Automotive Shop services foreign cars, and specializes in servicing cars made by Mercedes, Porsche, and BMW. When a customer brings a car to the shop, the manager gets the customer’s name, <text:soft-page-break/>address, and telephone number. Then the manager determines the make, model, and year of the car, and gives the customer a service quote. The service quote shows the estimated parts charges, estimated labor charges, sales tax, and total estimated charges.</text:p>
      <text:p text:style-name="P5"/>
      <text:p text:style-name="P5">Notice that some of the nouns are repeated. The following list shows all of the nouns without duplication.</text:p>
      <text:p text:style-name="P5"/>
      <text:p text:style-name="P5">address</text:p>
      <text:p text:style-name="P5"/>
      <text:p text:style-name="P5">foreign cars</text:p>
      <text:p text:style-name="P5"/>
      <text:p text:style-name="P5">Porsche</text:p>
      <text:p text:style-name="P5"/>
      <text:p text:style-name="P5">BMW</text:p>
      <text:p text:style-name="P5"/>
      <text:p text:style-name="P5">Joe’s Automotive Shop</text:p>
      <text:p text:style-name="P5"/>
      <text:p text:style-name="P5">sales tax</text:p>
      <text:p text:style-name="P5"/>
      <text:p text:style-name="P5">car</text:p>
      <text:p text:style-name="P5"/>
      <text:p text:style-name="P5">make</text:p>
      <text:p text:style-name="P5"/>
      <text:p text:style-name="P5">service quote</text:p>
      <text:p text:style-name="P5"/>
      <text:p text:style-name="P5">cars</text:p>
      <text:p text:style-name="P5"/>
      <text:p text:style-name="P5">manager</text:p>
      <text:p text:style-name="P5"/>
      <text:p text:style-name="P5">shop</text:p>
      <text:p text:style-name="P5"/>
      <text:p text:style-name="P5">customer</text:p>
      <text:p text:style-name="P5"/>
      <text:p text:style-name="P5">Mercedes</text:p>
      <text:p text:style-name="P5"/>
      <text:p text:style-name="P5">telephone number</text:p>
      <text:p text:style-name="P5"/>
      <text:p text:style-name="P5">estimated labor charges</text:p>
      <text:p text:style-name="P5"/>
      <text:p text:style-name="P5">model</text:p>
      <text:p text:style-name="P5"/>
      <text:p text:style-name="P5">total estimated charges</text:p>
      <text:p text:style-name="P5"/>
      <text:p text:style-name="P5">estimated parts charges</text:p>
      <text:p text:style-name="P5"/>
      <text:p text:style-name="P5">name</text:p>
      <text:p text:style-name="P5"/>
      <text:p text:style-name="P5">year</text:p>
      <text:p text:style-name="P5"/>
      <text:p text:style-name="P5"><text:soft-page-break/>Refining the List of Nouns</text:p>
      <text:p text:style-name="P5">The nouns that appear in the problem description are merely candidates to become classes. It might not be necessary to make classes for them all. The next step is to refine the list to include only the classes that are necessary to solve the particular problem at hand. We will look at the common reasons that a noun can be eliminated from the list of potential classes.</text:p>
      <text:p text:style-name="P5"/>
      <text:p text:style-name="P5">1. Some of the nouns really mean the same thing.</text:p>
      <text:p text:style-name="P5">In this example, the following sets of nouns refer to the same thing:</text:p>
      <text:p text:style-name="P5"/>
      <text:p text:style-name="P5">car, cars, and foreign cars</text:p>
      <text:p text:style-name="P5"/>
      <text:p text:style-name="P5">These all refer to the general concept of a car.</text:p>
      <text:p text:style-name="P5"/>
      <text:p text:style-name="P5">Joe’s Automotive Shop and shop</text:p>
      <text:p text:style-name="P5"/>
      <text:p text:style-name="P5">Both of these refer to the company “Joe’s Automotive Shop.”</text:p>
      <text:p text:style-name="P5"/>
      <text:p text:style-name="P5">We can settle on a single class for each of these. In this example we will arbitrarily eliminate cars and foreign cars from the list, and use the word car. Likewise, we will eliminate Joe’s Automotive Shop from the list and use the word shop. The updated list of potential classes is as follows:</text:p>
      <text:p text:style-name="P5"/>
      <text:p text:style-name="P5">address</text:p>
      <text:p text:style-name="P5"/>
      <text:p text:style-name="P5">foreign cars</text:p>
      <text:p text:style-name="P5"/>
      <text:p text:style-name="P5">Porsche</text:p>
      <text:p text:style-name="P5"/>
      <text:p text:style-name="P5">BMW</text:p>
      <text:p text:style-name="P5"/>
      <text:p text:style-name="P5">Joe’s Automotive Shop</text:p>
      <text:p text:style-name="P5"/>
      <text:p text:style-name="P5">sales tax</text:p>
      <text:p text:style-name="P5"/>
      <text:p text:style-name="P5">car</text:p>
      <text:p text:style-name="P5"/>
      <text:p text:style-name="P5">make</text:p>
      <text:p text:style-name="P5"/>
      <text:p text:style-name="P5">service quote</text:p>
      <text:p text:style-name="P5"/>
      <text:p text:style-name="P5">cars</text:p>
      <text:p text:style-name="P5"/>
      <text:p text:style-name="P5">manager</text:p>
      <text:p text:style-name="P5"/>
      <text:p text:style-name="P5">shop</text:p>
      <text:p text:style-name="P5"/>
      <text:p text:style-name="P5">customer</text:p>
      <text:p text:style-name="P5"/>
      <text:p text:style-name="P5">Mercedes</text:p>
      <text:p text:style-name="P5"/>
      <text:p text:style-name="P5"><text:soft-page-break/>telephone number</text:p>
      <text:p text:style-name="P5"/>
      <text:p text:style-name="P5">estimated labor charges</text:p>
      <text:p text:style-name="P5"/>
      <text:p text:style-name="P5">model</text:p>
      <text:p text:style-name="P5"/>
      <text:p text:style-name="P5">total estimated charges</text:p>
      <text:p text:style-name="P5"/>
      <text:p text:style-name="P5">estimated parts charges</text:p>
      <text:p text:style-name="P5"/>
      <text:p text:style-name="P5">name</text:p>
      <text:p text:style-name="P5"/>
      <text:p text:style-name="P5">year</text:p>
      <text:p text:style-name="P5"/>
      <text:p text:style-name="P5">2. Some nouns might represent items that we do not need to be concerned with in order to solve the problem.</text:p>
      <text:p text:style-name="P5">A quick review of the problem description reminds us of what our application should do: print a service quote. In this example we can eliminate two unnecessary classes from the list:</text:p>
      <text:p text:style-name="P5"/>
      <text:p text:style-name="P5">We can cross shop off the list because our application only needs to be concerned with individual service quotes. It doesn’t need to work with or determine any company-wide information. If the problem description asked us to keep a total of all the service quotes, then it would make sense to have a class for the shop.</text:p>
      <text:p text:style-name="P5"/>
      <text:p text:style-name="P5">We will not need a class for the manager because the problem statement does not direct us to process any information about the manager. If there were multiple shop managers, and the problem description had asked us to record which manager generated each service quote, then it would make sense to have a class for the manager.</text:p>
      <text:p text:style-name="P5"/>
      <text:p text:style-name="P5">At this point the updated list of potential classes is as follows:</text:p>
      <text:p text:style-name="P5"/>
      <text:p text:style-name="P5">address</text:p>
      <text:p text:style-name="P5"/>
      <text:p text:style-name="P5">foreign cars</text:p>
      <text:p text:style-name="P5"/>
      <text:p text:style-name="P5">Porsche</text:p>
      <text:p text:style-name="P5"/>
      <text:p text:style-name="P5">BMW</text:p>
      <text:p text:style-name="P5"/>
      <text:p text:style-name="P5">Joe’s Automotive Shop</text:p>
      <text:p text:style-name="P5"/>
      <text:p text:style-name="P5">sales tax</text:p>
      <text:p text:style-name="P5"/>
      <text:p text:style-name="P5">car</text:p>
      <text:p text:style-name="P5"/>
      <text:p text:style-name="P5">make</text:p>
      <text:p text:style-name="P5"/>
      <text:p text:style-name="P5">service quote</text:p>
      <text:p text:style-name="P5"/>
      <text:p text:style-name="P5"><text:soft-page-break/>cars</text:p>
      <text:p text:style-name="P5"/>
      <text:p text:style-name="P5">manager</text:p>
      <text:p text:style-name="P5"/>
      <text:p text:style-name="P5">shop</text:p>
      <text:p text:style-name="P5"/>
      <text:p text:style-name="P5">customer</text:p>
      <text:p text:style-name="P5"/>
      <text:p text:style-name="P5">Mercedes</text:p>
      <text:p text:style-name="P5"/>
      <text:p text:style-name="P5">telephone number</text:p>
      <text:p text:style-name="P5"/>
      <text:p text:style-name="P5">estimated labor charges</text:p>
      <text:p text:style-name="P5"/>
      <text:p text:style-name="P5">model</text:p>
      <text:p text:style-name="P5"/>
      <text:p text:style-name="P5">total estimated charges</text:p>
      <text:p text:style-name="P5"/>
      <text:p text:style-name="P5">estimated parts charges</text:p>
      <text:p text:style-name="P5"/>
      <text:p text:style-name="P5">name</text:p>
      <text:p text:style-name="P5"/>
      <text:p text:style-name="P5">year</text:p>
      <text:p text:style-name="P5"/>
      <text:p text:style-name="P5">Our problem description does not direct us to process any information about the shop, or any information about the manager, so we have eliminated those from the list.</text:p>
      <text:p text:style-name="P5"/>
      <text:p text:style-name="P5">3. Some of the nouns might represent objects, not classes.</text:p>
      <text:p text:style-name="P5">We can eliminate Mercedes, Porsche, and BMW as classes because, in this example, they all represent specific cars, and can be considered instances of a car class. In the description it refers to a specific car brought to the shop by a customer. Therefore, it would also represent an instance of a cars class. At this point the updated list of potential classes is as follows:</text:p>
      <text:p text:style-name="P5"/>
      <text:p text:style-name="P5">address</text:p>
      <text:p text:style-name="P5"/>
      <text:p text:style-name="P5">foreign cars</text:p>
      <text:p text:style-name="P5"/>
      <text:p text:style-name="P5">Porsche</text:p>
      <text:p text:style-name="P5"/>
      <text:p text:style-name="P5">BMW</text:p>
      <text:p text:style-name="P5"/>
      <text:p text:style-name="P5">Joe’s Automotive Shop</text:p>
      <text:p text:style-name="P5"/>
      <text:p text:style-name="P5">sales tax</text:p>
      <text:p text:style-name="P5"/>
      <text:p text:style-name="P5">car</text:p>
      <text:p text:style-name="P5"/>
      <text:p text:style-name="P5">make</text:p>
      <text:p text:style-name="P5"/>
      <text:p text:style-name="P5"><text:soft-page-break/>service quote</text:p>
      <text:p text:style-name="P5"/>
      <text:p text:style-name="P5">cars</text:p>
      <text:p text:style-name="P5"/>
      <text:p text:style-name="P5">manager</text:p>
      <text:p text:style-name="P5"/>
      <text:p text:style-name="P5">shop</text:p>
      <text:p text:style-name="P5"/>
      <text:p text:style-name="P5">customer</text:p>
      <text:p text:style-name="P5"/>
      <text:p text:style-name="P5">Mercedes</text:p>
      <text:p text:style-name="P5"/>
      <text:p text:style-name="P5">telephone number</text:p>
      <text:p text:style-name="P5"/>
      <text:p text:style-name="P5">estimated labor charges</text:p>
      <text:p text:style-name="P5"/>
      <text:p text:style-name="P5">model</text:p>
      <text:p text:style-name="P5"/>
      <text:p text:style-name="P5">total estimated charges</text:p>
      <text:p text:style-name="P5"/>
      <text:p text:style-name="P5">estimated parts charges</text:p>
      <text:p text:style-name="P5"/>
      <text:p text:style-name="P5">name</text:p>
      <text:p text:style-name="P5"/>
      <text:p text:style-name="P5">year</text:p>
      <text:p text:style-name="P5"/>
      <text:p text:style-name="P5">4. Some of the nouns might represent simple values that can be stored in a primitive variable and do not require a class.</text:p>
      <text:p text:style-name="P5">Remember, a class contains fields and methods. Fields are related items that are stored within an object of the class, and define the object’s state. Methods are actions or behaviors that may be performed by an object of the class. If a noun represents a type of item that would not have any identifiable fields or methods, then it can probably be eliminated from the list. To help determine whether a noun represents an item that would have fields and methods, ask the following questions about it:</text:p>
      <text:p text:style-name="P5"/>
      <text:p text:style-name="P5">Would you use a group of related values to represent the item’s state?</text:p>
      <text:p text:style-name="P5"/>
      <text:p text:style-name="P5">Are there any obvious actions to be performed by the item?</text:p>
      <text:p text:style-name="P5"/>
      <text:p text:style-name="P5">If the answers to both of these questions are no, then the noun probably represents a value that can be stored in a primitive variable. If we apply this test to each of the nouns that remain in our list, we can conclude that the following are probably not classes: address, estimated labor charges, estimated parts charges, make, model, name, sales tax, telephone number, total estimated charges, and year. These are all simple string or numeric values that can be stored in primitive variables. Here is the updated list of potential classes:</text:p>
      <text:p text:style-name="P5"/>
      <text:p text:style-name="P5">address</text:p>
      <text:p text:style-name="P5"/>
      <text:p text:style-name="P5">foreign cars</text:p>
      <text:p text:style-name="P5"/>
      <text:p text:style-name="P5"><text:soft-page-break/>Porsche</text:p>
      <text:p text:style-name="P5"/>
      <text:p text:style-name="P5">BMW</text:p>
      <text:p text:style-name="P5"/>
      <text:p text:style-name="P5">Joe’s Automotive Shop</text:p>
      <text:p text:style-name="P5"/>
      <text:p text:style-name="P5">sales tax</text:p>
      <text:p text:style-name="P5"/>
      <text:p text:style-name="P5">car</text:p>
      <text:p text:style-name="P5"/>
      <text:p text:style-name="P5">make</text:p>
      <text:p text:style-name="P5"/>
      <text:p text:style-name="P5">service quote</text:p>
      <text:p text:style-name="P5"/>
      <text:p text:style-name="P5">cars</text:p>
      <text:p text:style-name="P5"/>
      <text:p text:style-name="P5">manager</text:p>
      <text:p text:style-name="P5"/>
      <text:p text:style-name="P5">shop</text:p>
      <text:p text:style-name="P5"/>
      <text:p text:style-name="P5">customer</text:p>
      <text:p text:style-name="P5"/>
      <text:p text:style-name="P5">Mercedes</text:p>
      <text:p text:style-name="P5"/>
      <text:p text:style-name="P5">telephone number</text:p>
      <text:p text:style-name="P5"/>
      <text:p text:style-name="P5">estimated labor charges</text:p>
      <text:p text:style-name="P5"/>
      <text:p text:style-name="P5">model</text:p>
      <text:p text:style-name="P5"/>
      <text:p text:style-name="P5">total estimated charges</text:p>
      <text:p text:style-name="P5"/>
      <text:p text:style-name="P5">estimated parts charges</text:p>
      <text:p text:style-name="P5"/>
      <text:p text:style-name="P5">name</text:p>
      <text:p text:style-name="P5"/>
      <text:p text:style-name="P5">year</text:p>
      <text:p text:style-name="P5"/>
      <text:p text:style-name="P5">Identifying a Class’s Responsibilities</text:p>
      <text:p text:style-name="P5">Once the classes have been identified, the next task is to identify each class’s responsibilities. A class’s responsibilities are as follows:</text:p>
      <text:p text:style-name="P5"/>
      <text:p text:style-name="P5">The things that the class is responsible for knowing</text:p>
      <text:p text:style-name="P5"/>
      <text:p text:style-name="P5">The actions that the class is responsible for doing</text:p>
      <text:p text:style-name="P5"/>
      <text:p text:style-name="P5">When you have identified the things that a class is responsible for knowing, you have identified the class’s attributes. These values will be stored in fields. Likewise, when you have identified the actions that a class is responsible for doing, you have identified its methods.</text:p>
      <text:p text:style-name="P5"><text:soft-page-break/></text:p>
      <text:p text:style-name="P5">It is often helpful to ask the questions “In the context of this problem, what must the class know? What must the class do?” The first place to look for the answers is in the description of the problem domain. Many of the things that a class must know and do will be mentioned. Some class responsibilities, however, might not be directly mentioned in the problem domain, so brainstorming is often required. Let’s apply this methodology to the classes we previously identified from our problem domain.</text:p>
      <text:p text:style-name="P5"/>
      <text:p text:style-name="P5">The Customer class</text:p>
      <text:p text:style-name="P5">In the context of our problem domain, what must the Customer class know? The description directly mentions the following items, which are all attributes of a customer:</text:p>
      <text:p text:style-name="P5"/>
      <text:p text:style-name="P5">The customer’s name</text:p>
      <text:p text:style-name="P5"/>
      <text:p text:style-name="P5">The customer’s address</text:p>
      <text:p text:style-name="P5"/>
      <text:p text:style-name="P5">The customer’s telephone number</text:p>
      <text:p text:style-name="P5"/>
      <text:p text:style-name="P5">These are all values that can be represented as strings and stored in the class’s fields. The Customer class can potentially know many other things. One mistake that can be made at this point is to identify too many things that an object is responsible for knowing. In some applications, a Customer class might know the customer’s email address. This particular problem domain does not mention that the customer’s email address is used for any purpose, so we should not include it as a responsibility.</text:p>
      <text:p text:style-name="P5"/>
      <text:p text:style-name="P5">Now let’s identify the class’s methods. In the context of our problem domain, what must the Customer class do? The only obvious actions are as follows:</text:p>
      <text:p text:style-name="P5"/>
      <text:p text:style-name="P5">Create an object of the Customer class</text:p>
      <text:p text:style-name="P5"/>
      <text:p text:style-name="P5">Set and get the customer’s name</text:p>
      <text:p text:style-name="P5"/>
      <text:p text:style-name="P5">Set and get the customer’s address</text:p>
      <text:p text:style-name="P5"/>
      <text:p text:style-name="P5">Set and get the customer’s telephone number</text:p>
      <text:p text:style-name="P5"/>
      <text:p text:style-name="P5">From this list we can see that the Customer class will have a constructor, as well as accessor and mutator methods for each of its fields. Figure 6-29 shows a UML diagram for the Customer class.</text:p>
      <text:p text:style-name="P5"/>
      <text:p text:style-name="P5"/>
      <text:p text:style-name="P4">6.10:</text:p>
      <text:p text:style-name="P5">6.10 Common Errors to Avoid</text:p>
      <text:p text:style-name="P5">Putting a semicolon at the end of a method header. A semicolon never appears at the end of a method header.</text:p>
      <text:p text:style-name="P5"/>
      <text:p text:style-name="P5">Declaring a variable to reference an object, but forgetting to use the new key word to create the object. Declaring a variable to reference an object does not create an object. You must use the new key word to create the object.</text:p>
      <text:p text:style-name="P5"/>
      <text:p text:style-name="P5"><text:soft-page-break/>Forgetting the parentheses that must appear after the class name, which appears after the new key word. The name of a class appears after the new key word, and a set of parentheses appears after the class name. You must write the parentheses even if no arguments are passed to the constructor.</text:p>
      <text:p text:style-name="P5"/>
      <text:p text:style-name="P5">Forgetting to provide arguments when a constructor requires them. When using a constructor that has parameter variables, you must provide arguments for them.</text:p>
      <text:p text:style-name="P5"/>
      <text:p text:style-name="P5">Trying to overload methods by giving them different return types. Overloaded methods must have unique parameter lists.</text:p>
      <text:p text:style-name="P5"/>
      <text:p text:style-name="P5">Forgetting to write a no-arg constructor for a class that you want to be able to create instances of without passing arguments to the constructor. If you write a constructor that accepts arguments, you must also write a no-arg constructor for the same class if you want to be able to create instances of the class without passing arguments to the constructor.</text:p>
      <text:p text:style-name="P5"/>
      <text:p text:style-name="P5">Unintentionally declaring a local variable with the same name as a field of the same class in a method. When a method’s local variable has the same name as a field in the same class, the local variable’s name shadows the field’s name.</text:p>
      <text:p text:style-name="P5"/>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21T11:02:32.172000000</meta:creation-date>
    <dc:date>2023-02-25T12:12:05.561000000</dc:date>
    <meta:editing-duration>PT1H21M14S</meta:editing-duration>
    <meta:editing-cycles>2</meta:editing-cycles>
    <meta:generator>LibreOffice/7.4.0.3$Windows_X86_64 LibreOffice_project/f85e47c08ddd19c015c0114a68350214f7066f5a</meta:generator>
    <meta:document-statistic meta:table-count="0" meta:image-count="0" meta:object-count="0" meta:page-count="33" meta:paragraph-count="1063" meta:word-count="8137" meta:character-count="49086" meta:non-whitespace-character-count="38322"/>
  </office:meta>
</office:document-meta>
</file>